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0.959in" style:rel-column-width="9075*"/>
    </style:style>
    <style:style style:name="Table8.B" style:family="table-column">
      <style:table-column-properties style:column-width="5.966in" style:rel-column-width="5646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59in" style:rel-column-width="9075*"/>
    </style:style>
    <style:style style:name="Table9.B" style:family="table-column">
      <style:table-column-properties style:column-width="5.966in" style:rel-column-width="5646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59in" style:rel-column-width="18539*"/>
    </style:style>
    <style:style style:name="Table13.B" style:family="table-column">
      <style:table-column-properties style:column-width="4.966in" style:rel-column-width="4699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5618in" style:rel-column-width="24243*"/>
    </style:style>
    <style:style style:name="Table1.B" style:family="table-column">
      <style:table-column-properties style:column-width="4.3632in" style:rel-column-width="4129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611in" style:rel-column-width="24237*"/>
    </style:style>
    <style:style style:name="Table2.B" style:family="table-column">
      <style:table-column-properties style:column-width="4.3639in" style:rel-column-width="412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59in" style:rel-column-width="18539*"/>
    </style:style>
    <style:style style:name="Table3.B" style:family="table-column">
      <style:table-column-properties style:column-width="4.966in" style:rel-column-width="469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6882in" style:rel-column-width="34903*"/>
    </style:style>
    <style:style style:name="Table4.B" style:family="table-column">
      <style:table-column-properties style:column-width="3.2368in" style:rel-column-width="3063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028in" table:align="right"/>
    </style:style>
    <style:style style:name="Table5.A" style:family="table-column">
      <style:table-column-properties style:column-width="2.9326in"/>
    </style:style>
    <style:style style:name="Table5.B" style:family="table-column">
      <style:table-column-properties style:column-width="3.970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59in" style:rel-column-width="13807*"/>
    </style:style>
    <style:style style:name="Table6.B" style:family="table-column">
      <style:table-column-properties style:column-width="5.466in" style:rel-column-width="517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597in" style:rel-column-width="9082*"/>
    </style:style>
    <style:style style:name="Table7.B" style:family="table-column">
      <style:table-column-properties style:column-width="5.9653in" style:rel-column-width="5645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959in" style:rel-column-width="9075*"/>
    </style:style>
    <style:style style:name="Table15.B" style:family="table-column">
      <style:table-column-properties style:column-width="5.966in" style:rel-column-width="5646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809in" style:rel-column-width="17119*"/>
    </style:style>
    <style:style style:name="Table10.B" style:family="table-column">
      <style:table-column-properties style:column-width="1.0653in" style:rel-column-width="10081*"/>
    </style:style>
    <style:style style:name="Table10.C" style:family="table-column">
      <style:table-column-properties style:column-width="4.0507in" style:rel-column-width="3833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padding="0.0382in" fo:border-left="0.05pt solid #000000" fo:border-right="0.05pt solid #000000"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C19" style:family="table-cell">
      <style:table-cell-properties fo:padding="0.0382in" fo:border-left="0.05pt solid #000000" fo:border-right="0.05pt solid #000000" fo:border-top="none" fo:border-bottom="0.05pt solid #000000"/>
    </style:style>
    <style:style style:name="Table10.C20" style:family="table-cell">
      <style:table-cell-properties fo:padding="0.0382in" fo:border-left="0.05pt solid #000000" fo:border-right="0.05pt solid #000000" fo:border-top="none" fo:border-bottom="0.05pt solid #000000"/>
    </style:style>
    <style:style style:name="Table10.C21" style:family="table-cell">
      <style:table-cell-properties fo:padding="0.0382in" fo:border-left="0.05pt solid #000000" fo:border-right="0.05pt solid #000000"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9in" style:rel-column-width="21851*"/>
    </style:style>
    <style:style style:name="Table12.B" style:family="table-column">
      <style:table-column-properties style:column-width="4.616in" style:rel-column-width="4368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809in" style:rel-column-width="17119*"/>
    </style:style>
    <style:style style:name="Table11.B" style:family="table-column">
      <style:table-column-properties style:column-width="1.0653in" style:rel-column-width="10081*"/>
    </style:style>
    <style:style style:name="Table11.C" style:family="table-column">
      <style:table-column-properties style:column-width="4.0507in" style:rel-column-width="3833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background-color="transparent" fo:padding="0.0382in" fo:border-left="0.05pt solid #000000" fo:border-right="none" fo:border-top="none" fo:border-bottom="0.05pt solid #000000">
        <style:background-image/>
      </style:table-cell-properties>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1.C15" style:family="table-cell">
      <style:table-cell-properties fo:padding="0.0382in" fo:border-left="0.05pt solid #000000" fo:border-right="0.05pt solid #000000" fo:border-top="none" fo:border-bottom="0.05pt solid #000000"/>
    </style:style>
    <style:style style:name="Table11.C16" style:family="table-cell">
      <style:table-cell-properties fo:padding="0.0382in" fo:border-left="0.05pt solid #000000" fo:border-right="0.05pt solid #000000" fo:border-top="none" fo:border-bottom="0.05pt solid #000000"/>
    </style:style>
    <style:style style:name="Table11.C17" style:family="table-cell">
      <style:table-cell-properties fo:padding="0.0382in" fo:border-left="0.05pt solid #000000" fo:border-right="0.05pt solid #000000" fo:border-top="none" fo:border-bottom="0.05pt solid #000000"/>
    </style:style>
    <style:style style:name="Table11.C18" style:family="table-cell">
      <style:table-cell-properties fo:padding="0.0382in" fo:border-left="0.05pt solid #000000" fo:border-right="0.05pt solid #000000" fo:border-top="none" fo:border-bottom="0.05pt solid #000000"/>
    </style:style>
    <style:style style:name="Table11.C19" style:family="table-cell">
      <style:table-cell-properties fo:padding="0.0382in" fo:border-left="0.05pt solid #000000" fo:border-right="0.05pt solid #000000" fo:border-top="none" fo:border-bottom="0.05pt solid #000000"/>
    </style:style>
    <style:style style:name="Table11.C20" style:family="table-cell">
      <style:table-cell-properties fo:padding="0.0382in" fo:border-left="0.05pt solid #000000" fo:border-right="0.05pt solid #000000" fo:border-top="none" fo:border-bottom="0.05pt solid #000000"/>
    </style:style>
    <style:style style:name="Table11.C21" style:family="table-cell">
      <style:table-cell-properties fo:padding="0.0382in" fo:border-left="0.05pt solid #000000" fo:border-right="0.05pt solid #000000" fo:border-top="none" fo:border-bottom="0.05pt solid #000000"/>
    </style:style>
    <style:style style:name="Table11.C22" style:family="table-cell">
      <style:table-cell-properties fo:padding="0.0382in" fo:border-left="0.05pt solid #000000" fo:border-right="0.05pt solid #000000" fo:border-top="none" fo:border-bottom="0.05pt solid #000000"/>
    </style:style>
    <style:style style:name="Table11.C23" style:family="table-cell">
      <style:table-cell-properties fo:padding="0.0382in" fo:border-left="0.05pt solid #000000" fo:border-right="0.05pt solid #000000" fo:border-top="none" fo:border-bottom="0.05pt solid #000000"/>
    </style:style>
    <style:style style:name="Table11.C24" style:family="table-cell">
      <style:table-cell-properties fo:padding="0.0382in" fo:border-left="0.05pt solid #000000" fo:border-right="0.05pt solid #000000" fo:border-top="none" fo:border-bottom="0.05pt solid #000000"/>
    </style:style>
    <style:style style:name="Table11.C25" style:family="table-cell">
      <style:table-cell-properties fo:padding="0.0382in" fo:border-left="0.05pt solid #000000" fo:border-right="0.05pt solid #000000" fo:border-top="none" fo:border-bottom="0.05pt solid #000000"/>
    </style:style>
    <style:style style:name="Table11.C26" style:family="table-cell">
      <style:table-cell-properties fo:padding="0.0382in" fo:border-left="0.05pt solid #000000" fo:border-right="0.05pt solid #000000" fo:border-top="none" fo:border-bottom="0.05pt solid #000000"/>
    </style:style>
    <style:style style:name="Table11.C27" style:family="table-cell">
      <style:table-cell-properties fo:padding="0.0382in" fo:border-left="0.05pt solid #000000" fo:border-right="0.05pt solid #000000" fo:border-top="none" fo:border-bottom="0.05pt solid #000000"/>
    </style:style>
    <style:style style:name="Table11.C28" style:family="table-cell">
      <style:table-cell-properties fo:padding="0.0382in" fo:border-left="0.05pt solid #000000" fo:border-right="0.05pt solid #000000" fo:border-top="none" fo:border-bottom="0.05pt solid #000000"/>
    </style:style>
    <style:style style:name="Table11.C29" style:family="table-cell">
      <style:table-cell-properties fo:padding="0.0382in" fo:border-left="0.05pt solid #000000" fo:border-right="0.05pt solid #000000" fo:border-top="none" fo:border-bottom="0.05pt solid #000000"/>
    </style:style>
    <style:style style:name="Table11.C30" style:family="table-cell">
      <style:table-cell-properties fo:padding="0.0382in" fo:border-left="0.05pt solid #000000" fo:border-right="0.05pt solid #000000" fo:border-top="none" fo:border-bottom="0.05pt solid #000000"/>
    </style:style>
    <style:style style:name="Table11.C31" style:family="table-cell">
      <style:table-cell-properties fo:padding="0.0382in" fo:border-left="0.05pt solid #000000" fo:border-right="0.05pt solid #000000" fo:border-top="none" fo:border-bottom="0.05pt solid #000000"/>
    </style:style>
    <style:style style:name="Table11.C32" style:family="table-cell">
      <style:table-cell-properties fo:padding="0.0382in" fo:border-left="0.05pt solid #000000" fo:border-right="0.05pt solid #000000" fo:border-top="none" fo:border-bottom="0.05pt solid #000000"/>
    </style:style>
    <style:style style:name="Table11.C33" style:family="table-cell">
      <style:table-cell-properties fo:padding="0.0382in" fo:border-left="0.05pt solid #000000" fo:border-right="0.05pt solid #000000" fo:border-top="none" fo:border-bottom="0.05pt solid #000000"/>
    </style:style>
    <style:style style:name="Table11.C34" style:family="table-cell">
      <style:table-cell-properties fo:padding="0.0382in" fo:border-left="0.05pt solid #000000" fo:border-right="0.05pt solid #000000" fo:border-top="none" fo:border-bottom="0.05pt solid #000000"/>
    </style:style>
    <style:style style:name="Table11.C35" style:family="table-cell">
      <style:table-cell-properties fo:padding="0.0382in" fo:border-left="0.05pt solid #000000" fo:border-right="0.05pt solid #000000" fo:border-top="none" fo:border-bottom="0.05pt solid #000000"/>
    </style:style>
    <style:style style:name="Table11.C36"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104in" style:rel-column-width="21864*"/>
    </style:style>
    <style:style style:name="Table14.B" style:family="table-column">
      <style:table-column-properties style:column-width="4.6146in" style:rel-column-width="4367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style:font-name="Liberation Serif" fo:font-size="12pt" fo:font-weight="bold" officeooo:paragraph-rsid="0171dad8"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 fo:font-size="12pt" fo:font-weight="bold" officeooo:paragraph-rsid="017e9b0a"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style:font-name="Liberation Serif" fo:font-size="12pt" fo:font-weight="bold" officeooo:rsid="012c4412" officeooo:paragraph-rsid="0171dad8" style:font-size-asian="12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Liberation Serif" fo:font-size="12pt" fo:font-weight="bold" officeooo:rsid="0143d9b7" officeooo:paragraph-rsid="017e9b0a" style:font-size-asian="12pt" style:font-weight-asian="bold" style:font-size-complex="12pt" style:font-weight-complex="bold"/>
    </style:style>
    <style:style style:name="P7" style:family="paragraph" style:parent-style-name="Preformatted_20_Text">
      <style:text-properties style:font-name="Liberation Serif" fo:font-size="12pt" fo:font-weight="bold" officeooo:paragraph-rsid="0171dad8" style:font-size-asian="12pt" style:font-weight-asian="bold" style:font-size-complex="12pt" style:font-weight-complex="bold"/>
    </style:style>
    <style:style style:name="P8" style:family="paragraph" style:parent-style-name="Preformatted_20_Text">
      <style:text-properties style:font-name="Liberation Serif" fo:font-size="12pt" fo:font-weight="bold" officeooo:rsid="018cf254" officeooo:paragraph-rsid="0171dad8" style:font-size-asian="12pt" style:font-weight-asian="bold" style:font-size-complex="12pt" style:font-weight-complex="bold"/>
    </style:style>
    <style:style style:name="P9" style:family="paragraph" style:parent-style-name="Preformatted_20_Text">
      <style:text-properties style:font-name="Liberation Serif" fo:font-size="12pt" style:font-size-asian="12pt" style:font-size-complex="12pt"/>
    </style:style>
    <style:style style:name="P10" style:family="paragraph" style:parent-style-name="Preformatted_20_Text">
      <style:text-properties style:font-name="Liberation Serif" fo:font-size="12pt" officeooo:paragraph-rsid="00e861ce" style:font-size-asian="12pt" style:font-size-complex="12pt"/>
    </style:style>
    <style:style style:name="P11" style:family="paragraph" style:parent-style-name="Preformatted_20_Text">
      <style:text-properties style:font-name="Liberation Serif" fo:font-size="12pt" officeooo:paragraph-rsid="01030c94" style:font-size-asian="12pt" style:font-size-complex="12pt"/>
    </style:style>
    <style:style style:name="P12" style:family="paragraph" style:parent-style-name="Preformatted_20_Text">
      <style:text-properties style:font-name="Liberation Serif" fo:font-size="12pt" officeooo:paragraph-rsid="0104f025" style:font-size-asian="12pt" style:font-size-complex="12pt"/>
    </style:style>
    <style:style style:name="P13" style:family="paragraph" style:parent-style-name="Preformatted_20_Text">
      <style:text-properties style:font-name="Liberation Serif" fo:font-size="12pt" officeooo:paragraph-rsid="0106463b" style:font-size-asian="12pt" style:font-size-complex="12pt"/>
    </style:style>
    <style:style style:name="P14" style:family="paragraph" style:parent-style-name="Preformatted_20_Text">
      <style:text-properties style:font-name="Liberation Serif" fo:font-size="12pt" officeooo:paragraph-rsid="01067bd6" style:font-size-asian="12pt" style:font-size-complex="12pt"/>
    </style:style>
    <style:style style:name="P15" style:family="paragraph" style:parent-style-name="Preformatted_20_Text">
      <style:text-properties style:font-name="Liberation Serif" fo:font-size="12pt" officeooo:paragraph-rsid="010d2484" style:font-size-asian="12pt" style:font-size-complex="12pt"/>
    </style:style>
    <style:style style:name="P16" style:family="paragraph" style:parent-style-name="Preformatted_20_Text">
      <style:text-properties style:font-name="Liberation Serif" fo:font-size="12pt" officeooo:paragraph-rsid="011e9fd0" style:font-size-asian="12pt" style:font-size-complex="12pt"/>
    </style:style>
    <style:style style:name="P17" style:family="paragraph" style:parent-style-name="Preformatted_20_Text">
      <style:text-properties style:font-name="Liberation Serif" fo:font-size="12pt" officeooo:rsid="0151ec3c" officeooo:paragraph-rsid="0151ec3c" style:font-size-asian="12pt" style:font-size-complex="12pt"/>
    </style:style>
    <style:style style:name="P18" style:family="paragraph" style:parent-style-name="Preformatted_20_Text">
      <style:text-properties style:font-name="Liberation Serif" fo:font-size="12pt" officeooo:rsid="015d4b9d" officeooo:paragraph-rsid="015d4b9d" style:font-size-asian="12pt" style:font-size-complex="12pt"/>
    </style:style>
    <style:style style:name="P19" style:family="paragraph" style:parent-style-name="Preformatted_20_Text">
      <style:text-properties style:font-name="Liberation Serif" fo:font-size="12pt" officeooo:rsid="015d4b9d" officeooo:paragraph-rsid="015e6397" style:font-size-asian="12pt" style:font-size-complex="12pt"/>
    </style:style>
    <style:style style:name="P20" style:family="paragraph" style:parent-style-name="Preformatted_20_Text">
      <style:text-properties style:font-name="Liberation Serif" fo:font-size="12pt" officeooo:paragraph-rsid="015e040b" style:font-size-asian="12pt" style:font-size-complex="12pt"/>
    </style:style>
    <style:style style:name="P21" style:family="paragraph" style:parent-style-name="Preformatted_20_Text">
      <style:text-properties style:font-name="Liberation Serif" fo:font-size="12pt" officeooo:paragraph-rsid="01652a64" style:font-size-asian="12pt" style:font-size-complex="12pt"/>
    </style:style>
    <style:style style:name="P22" style:family="paragraph" style:parent-style-name="Preformatted_20_Text">
      <style:text-properties style:font-name="Liberation Serif" fo:font-size="12pt" officeooo:paragraph-rsid="0166b2b5" style:font-size-asian="12pt" style:font-size-complex="12pt"/>
    </style:style>
    <style:style style:name="P23" style:family="paragraph" style:parent-style-name="Preformatted_20_Text">
      <style:text-properties style:font-name="Liberation Serif" fo:font-size="12pt" officeooo:paragraph-rsid="01693b85" style:font-size-asian="12pt" style:font-size-complex="12pt"/>
    </style:style>
    <style:style style:name="P24" style:family="paragraph" style:parent-style-name="Preformatted_20_Text">
      <style:text-properties style:font-name="Liberation Serif" fo:font-size="12pt" officeooo:paragraph-rsid="016c33ee" style:font-size-asian="12pt" style:font-size-complex="12pt"/>
    </style:style>
    <style:style style:name="P25" style:family="paragraph" style:parent-style-name="Preformatted_20_Text">
      <style:text-properties style:font-name="Liberation Serif" fo:font-size="12pt" officeooo:paragraph-rsid="016cbb53" style:font-size-asian="12pt" style:font-size-complex="12pt"/>
    </style:style>
    <style:style style:name="P26" style:family="paragraph" style:parent-style-name="Preformatted_20_Text">
      <style:text-properties style:font-name="Liberation Serif" fo:font-size="12pt" officeooo:paragraph-rsid="016cdce4" style:font-size-asian="12pt" style:font-size-complex="12pt"/>
    </style:style>
    <style:style style:name="P27" style:family="paragraph" style:parent-style-name="Preformatted_20_Text">
      <style:text-properties style:font-name="Liberation Serif" fo:font-size="12pt" officeooo:rsid="012d7be6" officeooo:paragraph-rsid="0171dad8" style:font-size-asian="12pt" style:font-size-complex="12pt"/>
    </style:style>
    <style:style style:name="P28" style:family="paragraph" style:parent-style-name="Preformatted_20_Text">
      <style:text-properties style:font-name="Liberation Serif" fo:font-size="12pt" officeooo:rsid="0143d9b7" officeooo:paragraph-rsid="017e9b0a" style:font-size-asian="12pt" style:font-size-complex="12pt"/>
    </style:style>
    <style:style style:name="P29" style:family="paragraph" style:parent-style-name="Preformatted_20_Text">
      <style:text-properties style:font-name="Liberation Serif" fo:font-size="12pt" officeooo:rsid="01440b9a" officeooo:paragraph-rsid="017e9b0a" style:font-size-asian="12pt" style:font-size-complex="12pt"/>
    </style:style>
    <style:style style:name="P30" style:family="paragraph" style:parent-style-name="Preformatted_20_Text">
      <style:text-properties style:font-name="Liberation Serif" fo:font-size="12pt" officeooo:rsid="0146dc55" officeooo:paragraph-rsid="017e9b0a" style:font-size-asian="12pt" style:font-size-complex="12pt"/>
    </style:style>
    <style:style style:name="P31" style:family="paragraph" style:parent-style-name="Preformatted_20_Text">
      <style:text-properties style:font-name="Liberation Serif" fo:font-size="12pt" officeooo:paragraph-rsid="0171dad8" style:font-size-asian="12pt" style:font-size-complex="12pt"/>
    </style:style>
    <style:style style:name="P32" style:family="paragraph" style:parent-style-name="Preformatted_20_Text">
      <style:text-properties style:font-name="Liberation Serif" fo:font-size="12pt" officeooo:paragraph-rsid="0177536a" style:font-size-asian="12pt" style:font-size-complex="12pt"/>
    </style:style>
    <style:style style:name="P33" style:family="paragraph" style:parent-style-name="Preformatted_20_Text">
      <style:text-properties style:font-name="Liberation Serif" fo:font-size="12pt" officeooo:paragraph-rsid="0178e109" style:font-size-asian="12pt" style:font-size-complex="12pt"/>
    </style:style>
    <style:style style:name="P34" style:family="paragraph" style:parent-style-name="Preformatted_20_Text">
      <style:text-properties style:font-name="Liberation Serif" fo:font-size="12pt" officeooo:paragraph-rsid="017910fd" style:font-size-asian="12pt" style:font-size-complex="12pt"/>
    </style:style>
    <style:style style:name="P35" style:family="paragraph" style:parent-style-name="Preformatted_20_Text">
      <style:text-properties style:font-name="Liberation Serif" fo:font-size="12pt" officeooo:paragraph-rsid="01799bb1" style:font-size-asian="12pt" style:font-size-complex="12pt"/>
    </style:style>
    <style:style style:name="P36" style:family="paragraph" style:parent-style-name="Preformatted_20_Text">
      <style:text-properties style:font-name="Liberation Serif" fo:font-size="12pt" officeooo:paragraph-rsid="017c7408" style:font-size-asian="12pt" style:font-size-complex="12pt"/>
    </style:style>
    <style:style style:name="P37" style:family="paragraph" style:parent-style-name="Preformatted_20_Text">
      <style:text-properties style:font-name="Liberation Serif" fo:font-size="12pt" officeooo:paragraph-rsid="017e9b0a" style:font-size-asian="12pt" style:font-size-complex="12pt"/>
    </style:style>
    <style:style style:name="P38" style:family="paragraph" style:parent-style-name="Preformatted_20_Text">
      <style:text-properties style:font-name="Liberation Serif" fo:font-size="12pt" officeooo:paragraph-rsid="01737a47" style:font-size-asian="12pt" style:font-size-complex="12pt"/>
    </style:style>
    <style:style style:name="P39" style:family="paragraph" style:parent-style-name="Preformatted_20_Text">
      <style:text-properties style:font-name="Liberation Serif" fo:font-size="12pt" officeooo:rsid="0183ed01" officeooo:paragraph-rsid="0183ed01" style:font-size-asian="12pt" style:font-size-complex="12pt"/>
    </style:style>
    <style:style style:name="P40" style:family="paragraph" style:parent-style-name="Preformatted_20_Text">
      <style:text-properties style:font-name="Liberation Serif" fo:font-size="12pt" officeooo:rsid="01366506" officeooo:paragraph-rsid="0171dad8" style:font-size-asian="12pt" style:font-size-complex="12pt"/>
    </style:style>
    <style:style style:name="P41" style:family="paragraph" style:parent-style-name="Preformatted_20_Text">
      <style:text-properties style:font-name="Liberation Serif" fo:font-size="12pt" officeooo:rsid="01382fe3" officeooo:paragraph-rsid="0187c10d" style:font-size-asian="12pt" style:font-size-complex="12pt"/>
    </style:style>
    <style:style style:name="P42" style:family="paragraph" style:parent-style-name="Preformatted_20_Text">
      <style:text-properties style:font-name="Liberation Serif" fo:font-size="12pt" officeooo:paragraph-rsid="01977c92" style:font-size-asian="12pt" style:font-size-complex="12pt"/>
    </style:style>
    <style:style style:name="P43" style:family="paragraph" style:parent-style-name="Preformatted_20_Text">
      <style:text-properties style:font-name="Liberation Serif" fo:font-size="12pt" officeooo:rsid="019e07cc" officeooo:paragraph-rsid="019e07cc" style:font-size-asian="12pt" style:font-size-complex="12pt"/>
    </style:style>
    <style:style style:name="P44" style:family="paragraph" style:parent-style-name="Preformatted_20_Text">
      <style:text-properties style:font-name="Liberation Serif" fo:font-size="12pt" officeooo:paragraph-rsid="01a0a97d" style:font-size-asian="12pt" style:font-size-complex="12pt"/>
    </style:style>
    <style:style style:name="P45" style:family="paragraph" style:parent-style-name="Preformatted_20_Text">
      <style:text-properties style:font-name="Liberation Serif" fo:font-size="12pt" fo:font-weight="normal" officeooo:paragraph-rsid="016cdce4"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style:font-name="Liberation Serif" fo:font-size="12pt" fo:font-weight="normal" officeooo:paragraph-rsid="017e9b0a" style:font-size-asian="12pt" style:font-weight-asian="normal" style:font-size-complex="12pt" style:font-weight-complex="normal"/>
    </style:style>
    <style:style style:name="P47" style:family="paragraph" style:parent-style-name="Preformatted_20_Text">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48" style:family="paragraph" style:parent-style-name="Preformatted_20_Text">
      <style:paragraph-properties fo:text-align="start" style:justify-single-word="false"/>
      <style:text-properties style:font-name="Liberation Serif" fo:font-size="12pt" fo:font-weight="normal" officeooo:paragraph-rsid="0171dad8" style:font-size-asian="10.5pt" style:font-weight-asian="normal" style:font-size-complex="12pt" style:font-weight-complex="normal"/>
    </style:style>
    <style:style style:name="P49" style:family="paragraph" style:parent-style-name="Preformatted_20_Text">
      <style:paragraph-properties fo:text-align="start" style:justify-single-word="false"/>
      <style:text-properties style:font-name="Liberation Serif" fo:font-size="12pt" fo:font-weight="normal" officeooo:paragraph-rsid="017e9b0a" style:font-size-asian="10.5pt" style:font-weight-asian="normal" style:font-size-complex="12pt" style:font-weight-complex="normal"/>
    </style:style>
    <style:style style:name="P50" style:family="paragraph" style:parent-style-name="Preformatted_20_Text">
      <style:paragraph-properties fo:text-align="start" style:justify-single-word="false"/>
      <style:text-properties style:font-name="Liberation Serif" fo:font-size="12pt" fo:font-weight="normal" officeooo:paragraph-rsid="0143d9b7" style:font-size-asian="10.5pt" style:font-weight-asian="normal" style:font-size-complex="12pt" style:font-weight-complex="normal"/>
    </style:style>
    <style:style style:name="P51" style:family="paragraph" style:parent-style-name="Preformatted_20_Text">
      <style:paragraph-properties fo:text-align="start" style:justify-single-word="false"/>
      <style:text-properties style:font-name="Liberation Serif" fo:font-size="12pt" fo:font-weight="normal" officeooo:rsid="012d7be6" officeooo:paragraph-rsid="0171dad8" style:font-size-asian="10.5pt" style:font-weight-asian="normal" style:font-size-complex="12pt" style:font-weight-complex="normal"/>
    </style:style>
    <style:style style:name="P52" style:family="paragraph" style:parent-style-name="Preformatted_20_Text">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P53" style:family="paragraph" style:parent-style-name="Preformatted_20_Text">
      <style:paragraph-properties fo:text-align="center" style:justify-single-word="false"/>
      <style:text-properties style:font-name="Liberation Serif" fo:font-size="14pt" style:font-size-asian="14pt" style:font-size-complex="14pt"/>
    </style:style>
    <style:style style:name="P54" style:family="paragraph" style:parent-style-name="Preformatted_20_Text">
      <style:paragraph-properties fo:text-align="center" style:justify-single-word="false"/>
      <style:text-properties style:font-name="Liberation Serif" fo:font-size="14pt" officeooo:paragraph-rsid="0171dad8" style:font-size-asian="14pt" style:font-size-complex="14pt"/>
    </style:style>
    <style:style style:name="P55" style:family="paragraph" style:parent-style-name="Preformatted_20_Text">
      <style:paragraph-properties fo:text-align="center" style:justify-single-word="false"/>
      <style:text-properties style:font-name="Liberation Serif" fo:font-size="14pt" fo:font-weight="normal" officeooo:rsid="014150cc" officeooo:paragraph-rsid="017e9b0a" style:font-size-asian="14pt" style:font-weight-asian="normal" style:font-size-complex="14pt" style:font-weight-complex="normal"/>
    </style:style>
    <style:style style:name="P56" style:family="paragraph" style:parent-style-name="Preformatted_20_Text">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57" style:family="paragraph" style:parent-style-name="Preformatted_20_Text">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58" style:family="paragraph" style:parent-style-name="Preformatted_20_Text">
      <style:paragraph-properties fo:text-align="center" style:justify-single-word="false"/>
      <style:text-properties officeooo:paragraph-rsid="010fb449"/>
    </style:style>
    <style:style style:name="P59" style:family="paragraph" style:parent-style-name="Preformatted_20_Text">
      <style:paragraph-properties fo:break-before="page"/>
      <style:text-properties style:font-name="Liberation Serif" fo:font-size="12pt" style:font-size-asian="12pt" style:font-size-complex="12pt"/>
    </style:style>
    <style:style style:name="P60" style:family="paragraph" style:parent-style-name="Preformatted_20_Text" style:master-page-name="">
      <style:paragraph-properties fo:text-align="center" style:justify-single-word="false" style:page-number="auto" fo:break-before="auto" fo:break-after="auto"/>
      <style:text-properties style:font-name="Liberation Serif" fo:font-size="14pt" fo:font-weight="bold" officeooo:paragraph-rsid="0171dad8" style:font-size-asian="14pt" style:font-weight-asian="bold" style:font-size-complex="14pt" style:font-weight-complex="bold"/>
    </style:style>
    <style:style style:name="P61" style:family="paragraph" style:parent-style-name="Preformatted_20_Text">
      <style:text-properties style:font-name="Liberation Serif" fo:font-size="12pt" style:font-size-asian="12pt" style:font-size-complex="12pt"/>
    </style:style>
    <style:style style:name="P62" style:family="paragraph" style:parent-style-name="Preformatted_20_Text">
      <style:text-properties style:font-name="Liberation Serif" fo:font-size="12pt" officeooo:paragraph-rsid="01a9f227"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391d18" style:font-style-asian="normal" style:font-style-complex="normal"/>
    </style:style>
    <style:style style:name="T3" style:family="text">
      <style:text-properties fo:font-style="normal" officeooo:rsid="011e9fd0" style:font-style-asian="normal" style:font-style-complex="normal"/>
    </style:style>
    <style:style style:name="T4" style:family="text">
      <style:text-properties fo:font-style="normal" officeooo:rsid="0131b1c9" style:font-style-asian="normal" style:font-style-complex="normal"/>
    </style:style>
    <style:style style:name="T5" style:family="text">
      <style:text-properties fo:font-style="normal" officeooo:rsid="0137b408" style:font-style-asian="normal" style:font-style-complex="normal"/>
    </style:style>
    <style:style style:name="T6" style:family="text">
      <style:text-properties fo:font-style="normal" officeooo:rsid="013dbffd" style:font-style-asian="normal" style:font-style-complex="normal"/>
    </style:style>
    <style:style style:name="T7" style:family="text">
      <style:text-properties fo:font-style="normal" officeooo:rsid="0139ea78" style:font-style-asian="normal" style:font-style-complex="normal"/>
    </style:style>
    <style:style style:name="T8" style:family="text">
      <style:text-properties fo:font-style="normal" officeooo:rsid="013f9293" style:font-style-asian="normal" style:font-style-complex="normal"/>
    </style:style>
    <style:style style:name="T9" style:family="text">
      <style:text-properties fo:font-style="normal" officeooo:rsid="01407ac1" style:font-style-asian="normal" style:font-style-complex="normal"/>
    </style:style>
    <style:style style:name="T10" style:family="text">
      <style:text-properties fo:font-style="normal" officeooo:rsid="0151e461" style:font-style-asian="normal" style:font-style-complex="normal"/>
    </style:style>
    <style:style style:name="T11" style:family="text">
      <style:text-properties fo:font-style="normal" officeooo:rsid="01693b85" style:font-style-asian="normal" style:font-style-complex="normal"/>
    </style:style>
    <style:style style:name="T12" style:family="text">
      <style:text-properties fo:font-style="normal" officeooo:rsid="016c33ee" style:font-style-asian="normal" style:font-style-complex="normal"/>
    </style:style>
    <style:style style:name="T13" style:family="text">
      <style:text-properties fo:font-style="normal" officeooo:rsid="017bd7a5" style:font-style-asian="normal" style:font-style-complex="normal"/>
    </style:style>
    <style:style style:name="T14" style:family="text">
      <style:text-properties fo:font-style="normal" officeooo:rsid="0184f8cd" style:font-style-asian="normal" style:font-style-complex="normal"/>
    </style:style>
    <style:style style:name="T15" style:family="text">
      <style:text-properties fo:font-style="normal" officeooo:rsid="01866517" style:font-style-asian="normal" style:font-style-complex="normal"/>
    </style:style>
    <style:style style:name="T16" style:family="text">
      <style:text-properties fo:font-style="normal" officeooo:rsid="0187c10d"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fdc455" style:font-style-asian="italic" style:font-style-complex="italic"/>
    </style:style>
    <style:style style:name="T19" style:family="text">
      <style:text-properties fo:font-style="italic" officeooo:rsid="011e9fd0" style:font-style-asian="italic" style:font-style-complex="italic"/>
    </style:style>
    <style:style style:name="T20" style:family="text">
      <style:text-properties fo:font-style="italic" officeooo:rsid="0131b1c9" style:font-style-asian="italic" style:font-style-complex="italic"/>
    </style:style>
    <style:style style:name="T21" style:family="text">
      <style:text-properties fo:font-style="italic" officeooo:rsid="0139ea78" style:font-style-asian="italic" style:font-style-complex="italic"/>
    </style:style>
    <style:style style:name="T22" style:family="text">
      <style:text-properties fo:font-style="italic" officeooo:rsid="0137b408" style:font-style-asian="italic" style:font-style-complex="italic"/>
    </style:style>
    <style:style style:name="T23" style:family="text">
      <style:text-properties fo:font-style="italic" officeooo:rsid="013dbffd" style:font-style-asian="italic" style:font-style-complex="italic"/>
    </style:style>
    <style:style style:name="T24" style:family="text">
      <style:text-properties fo:font-style="italic" officeooo:rsid="01693b85" style:font-style-asian="italic" style:font-style-complex="italic"/>
    </style:style>
    <style:style style:name="T25" style:family="text">
      <style:text-properties fo:font-style="italic" officeooo:rsid="016c33ee" style:font-style-asian="italic" style:font-style-complex="italic"/>
    </style:style>
    <style:style style:name="T26" style:family="text">
      <style:text-properties fo:font-style="italic" officeooo:rsid="01749c50" style:font-style-asian="italic" style:font-style-complex="italic"/>
    </style:style>
    <style:style style:name="T27" style:family="text">
      <style:text-properties fo:font-style="italic" officeooo:rsid="0177536a" style:font-style-asian="italic" style:font-style-complex="italic"/>
    </style:style>
    <style:style style:name="T28" style:family="text">
      <style:text-properties fo:font-style="italic" officeooo:rsid="018907aa" style:font-style-asian="italic" style:font-style-complex="italic"/>
    </style:style>
    <style:style style:name="T29" style:family="text">
      <style:text-properties fo:font-style="italic" officeooo:rsid="01977c92" style:font-style-asian="italic" style:font-style-complex="italic"/>
    </style:style>
    <style:style style:name="T30" style:family="text">
      <style:text-properties fo:font-style="italic" officeooo:rsid="019a4b04"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style:text-underline-style="none" style:font-style-asian="italic" style:font-style-complex="italic"/>
    </style:style>
    <style:style style:name="T33" style:family="text">
      <style:text-properties officeooo:rsid="0018c59a"/>
    </style:style>
    <style:style style:name="T34" style:family="text">
      <style:text-properties officeooo:rsid="003b7edb"/>
    </style:style>
    <style:style style:name="T35" style:family="text">
      <style:text-properties officeooo:rsid="015f66c4"/>
    </style:style>
    <style:style style:name="T36" style:family="text">
      <style:text-properties officeooo:rsid="003d6d72"/>
    </style:style>
    <style:style style:name="T37" style:family="text">
      <style:text-properties officeooo:rsid="00fdc455"/>
    </style:style>
    <style:style style:name="T38" style:family="text">
      <style:text-properties officeooo:rsid="00fe33fe"/>
    </style:style>
    <style:style style:name="T39" style:family="text">
      <style:text-properties officeooo:rsid="010013b4"/>
    </style:style>
    <style:style style:name="T40" style:family="text">
      <style:text-properties officeooo:rsid="00391d18"/>
    </style:style>
    <style:style style:name="T41" style:family="text">
      <style:text-properties officeooo:rsid="003cb7b9"/>
    </style:style>
    <style:style style:name="T42" style:family="text">
      <style:text-properties officeooo:rsid="003995d2"/>
    </style:style>
    <style:style style:name="T43" style:family="text">
      <style:text-properties officeooo:rsid="01ba42fd"/>
    </style:style>
    <style:style style:name="T44" style:family="text">
      <style:text-properties officeooo:rsid="003b0dfd"/>
    </style:style>
    <style:style style:name="T45" style:family="text">
      <style:text-properties fo:font-weight="normal" style:font-weight-asian="normal" style:font-weight-complex="normal"/>
    </style:style>
    <style:style style:name="T46" style:family="text">
      <style:text-properties officeooo:rsid="005eff1c"/>
    </style:style>
    <style:style style:name="T47" style:family="text">
      <style:text-properties officeooo:rsid="01a6afff"/>
    </style:style>
    <style:style style:name="T48" style:family="text">
      <style:text-properties officeooo:rsid="0099a4f4"/>
    </style:style>
    <style:style style:name="T49" style:family="text">
      <style:text-properties officeooo:rsid="0062408f"/>
    </style:style>
    <style:style style:name="T50" style:family="text">
      <style:text-properties officeooo:rsid="0040fa0e"/>
    </style:style>
    <style:style style:name="T51" style:family="text">
      <style:text-properties officeooo:rsid="00a07e10"/>
    </style:style>
    <style:style style:name="T52" style:family="text">
      <style:text-properties officeooo:rsid="0041639f"/>
    </style:style>
    <style:style style:name="T53" style:family="text">
      <style:text-properties officeooo:rsid="00c53f86"/>
    </style:style>
    <style:style style:name="T54" style:family="text">
      <style:text-properties officeooo:rsid="00a367d5"/>
    </style:style>
    <style:style style:name="T55" style:family="text">
      <style:text-properties officeooo:rsid="01203210"/>
    </style:style>
    <style:style style:name="T56" style:family="text">
      <style:text-properties officeooo:rsid="007f315f"/>
    </style:style>
    <style:style style:name="T57" style:family="text">
      <style:text-properties officeooo:rsid="0045146a"/>
    </style:style>
    <style:style style:name="T58" style:family="text">
      <style:text-properties officeooo:rsid="006a40e1"/>
    </style:style>
    <style:style style:name="T59" style:family="text">
      <style:text-properties officeooo:rsid="00e97f12"/>
    </style:style>
    <style:style style:name="T60" style:family="text">
      <style:text-properties officeooo:rsid="0081bfd6"/>
    </style:style>
    <style:style style:name="T61" style:family="text">
      <style:text-properties officeooo:rsid="0046b595"/>
    </style:style>
    <style:style style:name="T62" style:family="text">
      <style:text-properties officeooo:rsid="008782ab"/>
    </style:style>
    <style:style style:name="T63" style:family="text">
      <style:text-properties officeooo:rsid="00890579"/>
    </style:style>
    <style:style style:name="T64" style:family="text">
      <style:text-properties officeooo:rsid="008bb0d0"/>
    </style:style>
    <style:style style:name="T65" style:family="text">
      <style:text-properties officeooo:rsid="00702083"/>
    </style:style>
    <style:style style:name="T66" style:family="text">
      <style:text-properties officeooo:rsid="0050cfe5"/>
    </style:style>
    <style:style style:name="T67" style:family="text">
      <style:text-properties officeooo:rsid="007704d5"/>
    </style:style>
    <style:style style:name="T68" style:family="text">
      <style:text-properties officeooo:rsid="004ce9b9"/>
    </style:style>
    <style:style style:name="T69" style:family="text">
      <style:text-properties officeooo:rsid="007592be"/>
    </style:style>
    <style:style style:name="T70" style:family="text">
      <style:text-properties officeooo:rsid="01238fa1"/>
    </style:style>
    <style:style style:name="T71" style:family="text">
      <style:text-properties officeooo:rsid="012d4d22"/>
    </style:style>
    <style:style style:name="T72" style:family="text">
      <style:text-properties officeooo:rsid="005b7757"/>
    </style:style>
    <style:style style:name="T73" style:family="text">
      <style:text-properties officeooo:rsid="005c4cb5"/>
    </style:style>
    <style:style style:name="T74" style:family="text">
      <style:text-properties officeooo:rsid="01c82eab"/>
    </style:style>
    <style:style style:name="T75" style:family="text">
      <style:text-properties officeooo:rsid="012f0852"/>
    </style:style>
    <style:style style:name="T76" style:family="text">
      <style:text-properties officeooo:rsid="0123d811"/>
    </style:style>
    <style:style style:name="T77" style:family="text">
      <style:text-properties officeooo:rsid="01169688"/>
    </style:style>
    <style:style style:name="T78" style:family="text">
      <style:text-properties officeooo:rsid="006319b8"/>
    </style:style>
    <style:style style:name="T79" style:family="text">
      <style:text-properties officeooo:rsid="006d9c79"/>
    </style:style>
    <style:style style:name="T80" style:family="text">
      <style:text-properties officeooo:rsid="005c3873"/>
    </style:style>
    <style:style style:name="T81" style:family="text">
      <style:text-properties officeooo:rsid="007de63d"/>
    </style:style>
    <style:style style:name="T82" style:family="text">
      <style:text-properties officeooo:rsid="018cf254"/>
    </style:style>
    <style:style style:name="T83" style:family="text">
      <style:text-properties fo:language="en" fo:country="US"/>
    </style:style>
    <style:style style:name="T84" style:family="text">
      <style:text-properties fo:language="en" fo:country="US" officeooo:rsid="010e4af0"/>
    </style:style>
    <style:style style:name="T85" style:family="text">
      <style:text-properties officeooo:rsid="011ec6fa"/>
    </style:style>
    <style:style style:name="T86" style:family="text">
      <style:text-properties officeooo:rsid="00793198"/>
    </style:style>
    <style:style style:name="T87" style:family="text">
      <style:text-properties officeooo:rsid="00b4a514"/>
    </style:style>
    <style:style style:name="T88" style:family="text">
      <style:text-properties officeooo:rsid="0077fd53"/>
    </style:style>
    <style:style style:name="T89" style:family="text">
      <style:text-properties officeooo:rsid="00829c23"/>
    </style:style>
    <style:style style:name="T90" style:family="text">
      <style:text-properties officeooo:rsid="0045c5ab"/>
    </style:style>
    <style:style style:name="T91" style:family="text">
      <style:text-properties officeooo:rsid="00c83285"/>
    </style:style>
    <style:style style:name="T92" style:family="text">
      <style:text-properties officeooo:rsid="00c9d578"/>
    </style:style>
    <style:style style:name="T93" style:family="text">
      <style:text-properties officeooo:rsid="00bd4113"/>
    </style:style>
    <style:style style:name="T94" style:family="text">
      <style:text-properties officeooo:rsid="00cc35bf"/>
    </style:style>
    <style:style style:name="T95" style:family="text">
      <style:text-properties officeooo:rsid="00cd5799"/>
    </style:style>
    <style:style style:name="T96" style:family="text">
      <style:text-properties officeooo:rsid="00c1ed9f"/>
    </style:style>
    <style:style style:name="T97" style:family="text">
      <style:text-properties officeooo:rsid="01ab49d7" style:font-name-asian="Nimbus Mono L" style:font-name-complex="Liberation Mono"/>
    </style:style>
    <style:style style:name="T98" style:family="text">
      <style:text-properties officeooo:rsid="00cc35bf" style:font-name-asian="Nimbus Mono L" style:font-name-complex="Liberation Mono"/>
    </style:style>
    <style:style style:name="T99" style:family="text">
      <style:text-properties officeooo:rsid="00b0d41b"/>
    </style:style>
    <style:style style:name="T100" style:family="text">
      <style:text-properties officeooo:rsid="00bea6f1"/>
    </style:style>
    <style:style style:name="T101" style:family="text">
      <style:text-properties officeooo:rsid="00d27a18"/>
    </style:style>
    <style:style style:name="T102" style:family="text">
      <style:text-properties officeooo:rsid="00c7b3b9"/>
    </style:style>
    <style:style style:name="T103" style:family="text">
      <style:text-properties officeooo:rsid="00c0d880"/>
    </style:style>
    <style:style style:name="T104" style:family="text">
      <style:text-properties officeooo:rsid="00c8fc3d"/>
    </style:style>
    <style:style style:name="T105" style:family="text">
      <style:text-properties fo:font-weight="bold" style:font-weight-asian="bold" style:font-weight-complex="bold"/>
    </style:style>
    <style:style style:name="T106" style:family="text">
      <style:text-properties fo:font-weight="bold" officeooo:rsid="003b7edb" style:font-weight-asian="bold" style:font-weight-complex="bold"/>
    </style:style>
    <style:style style:name="T107" style:family="text">
      <style:text-properties fo:font-weight="bold" officeooo:rsid="018cf254" style:font-weight-asian="bold" style:font-weight-complex="bold"/>
    </style:style>
    <style:style style:name="T108" style:family="text">
      <style:text-properties fo:font-weight="bold" officeooo:rsid="011e9fd0" style:font-weight-asian="bold" style:font-weight-complex="bold"/>
    </style:style>
    <style:style style:name="T109" style:family="text">
      <style:text-properties fo:font-weight="bold" officeooo:rsid="01431b39" style:font-weight-asian="bold" style:font-weight-complex="bold"/>
    </style:style>
    <style:style style:name="T110" style:family="text">
      <style:text-properties fo:font-weight="bold" officeooo:rsid="01802e8d" style:font-weight-asian="bold" style:font-weight-complex="bold"/>
    </style:style>
    <style:style style:name="T111" style:family="text">
      <style:text-properties officeooo:rsid="01113021"/>
    </style:style>
    <style:style style:name="T112" style:family="text">
      <style:text-properties officeooo:rsid="0112c91e"/>
    </style:style>
    <style:style style:name="T113" style:family="text">
      <style:text-properties officeooo:rsid="0114fc45"/>
    </style:style>
    <style:style style:name="T114" style:family="text">
      <style:text-properties officeooo:rsid="0116b81d"/>
    </style:style>
    <style:style style:name="T115" style:family="text">
      <style:text-properties officeooo:rsid="01196944"/>
    </style:style>
    <style:style style:name="T116" style:family="text">
      <style:text-properties officeooo:rsid="0119b6b2"/>
    </style:style>
    <style:style style:name="T117" style:family="text">
      <style:text-properties officeooo:rsid="011e6c6c"/>
    </style:style>
    <style:style style:name="T118" style:family="text">
      <style:text-properties officeooo:rsid="011e9fd0"/>
    </style:style>
    <style:style style:name="T119" style:family="text">
      <style:text-properties officeooo:rsid="0121d928"/>
    </style:style>
    <style:style style:name="T120" style:family="text">
      <style:text-properties style:text-underline-style="none"/>
    </style:style>
    <style:style style:name="T121" style:family="text">
      <style:text-properties officeooo:rsid="012a74e5"/>
    </style:style>
    <style:style style:name="T122" style:family="text">
      <style:text-properties officeooo:rsid="012b7ade"/>
    </style:style>
    <style:style style:name="T123" style:family="text">
      <style:text-properties officeooo:rsid="01407ac1"/>
    </style:style>
    <style:style style:name="T124" style:family="text">
      <style:text-properties officeooo:rsid="01458eb6"/>
    </style:style>
    <style:style style:name="T125" style:family="text">
      <style:text-properties officeooo:rsid="0147d8b3"/>
    </style:style>
    <style:style style:name="T126" style:family="text">
      <style:text-properties officeooo:rsid="014f183b"/>
    </style:style>
    <style:style style:name="T127" style:family="text">
      <style:text-properties officeooo:rsid="0151bd1f"/>
    </style:style>
    <style:style style:name="T128" style:family="text">
      <style:text-properties officeooo:rsid="01527f05"/>
    </style:style>
    <style:style style:name="T129" style:family="text">
      <style:text-properties officeooo:rsid="01581692"/>
    </style:style>
    <style:style style:name="T130" style:family="text">
      <style:text-properties officeooo:rsid="01588640"/>
    </style:style>
    <style:style style:name="T131" style:family="text">
      <style:text-properties officeooo:rsid="015c06b7"/>
    </style:style>
    <style:style style:name="T132" style:family="text">
      <style:text-properties officeooo:rsid="015c8ee8"/>
    </style:style>
    <style:style style:name="T133" style:family="text">
      <style:text-properties officeooo:rsid="015e040b"/>
    </style:style>
    <style:style style:name="T134" style:family="text">
      <style:text-properties officeooo:rsid="015e6397"/>
    </style:style>
    <style:style style:name="T135" style:family="text">
      <style:text-properties officeooo:rsid="01604af3"/>
    </style:style>
    <style:style style:name="T136" style:family="text">
      <style:text-properties officeooo:rsid="0164c83f"/>
    </style:style>
    <style:style style:name="T137" style:family="text">
      <style:text-properties officeooo:rsid="0164e480"/>
    </style:style>
    <style:style style:name="T138" style:family="text">
      <style:text-properties officeooo:rsid="0166b2b5"/>
    </style:style>
    <style:style style:name="T139" style:family="text">
      <style:text-properties officeooo:rsid="01693b85"/>
    </style:style>
    <style:style style:name="T140" style:family="text">
      <style:text-properties officeooo:rsid="016cdce4"/>
    </style:style>
    <style:style style:name="T141" style:family="text">
      <style:text-properties officeooo:rsid="01749c50"/>
    </style:style>
    <style:style style:name="T142" style:family="text">
      <style:text-properties officeooo:rsid="0178e109"/>
    </style:style>
    <style:style style:name="T143" style:family="text">
      <style:text-properties officeooo:rsid="01799bb1"/>
    </style:style>
    <style:style style:name="T144" style:family="text">
      <style:text-properties officeooo:rsid="017bd7a5"/>
    </style:style>
    <style:style style:name="T145" style:family="text">
      <style:text-properties officeooo:rsid="01866517"/>
    </style:style>
    <style:style style:name="T146" style:family="text">
      <style:text-properties officeooo:rsid="0187c10d"/>
    </style:style>
    <style:style style:name="T147" style:family="text">
      <style:text-properties officeooo:rsid="018907aa"/>
    </style:style>
    <style:style style:name="T148" style:family="text">
      <style:text-properties officeooo:rsid="018afb2a"/>
    </style:style>
    <style:style style:name="T149" style:family="text">
      <style:text-properties officeooo:rsid="01948431"/>
    </style:style>
    <style:style style:name="T150" style:family="text">
      <style:text-properties officeooo:rsid="019640f9"/>
    </style:style>
    <style:style style:name="T151" style:family="text">
      <style:text-properties officeooo:rsid="01977c92"/>
    </style:style>
    <style:style style:name="T152" style:family="text">
      <style:text-properties style:font-name="Liberation Serif" fo:font-size="14pt" officeooo:rsid="010fb449" style:font-size-asian="14pt" style:font-size-complex="14pt"/>
    </style:style>
    <style:style style:name="T153" style:family="text">
      <style:text-properties style:font-name="Liberation Serif" fo:font-size="14pt" officeooo:rsid="019994e4" style:font-size-asian="14pt" style:font-size-complex="14pt"/>
    </style:style>
    <style:style style:name="T154" style:family="text">
      <style:text-properties style:font-name="Liberation Serif" fo:font-size="14pt" officeooo:rsid="0181e7f9" style:font-name-asian="Nimbus Mono L" style:font-size-asian="14pt" style:font-name-complex="Liberation Mono" style:font-size-complex="14pt"/>
    </style:style>
    <style:style style:name="T155" style:family="text">
      <style:text-properties officeooo:rsid="019a4b04"/>
    </style:style>
    <style:style style:name="T156" style:family="text">
      <style:text-properties officeooo:rsid="019ad8d5"/>
    </style:style>
    <style:style style:name="T157" style:family="text">
      <style:text-properties officeooo:rsid="019d326a"/>
    </style:style>
    <style:style style:name="T158" style:family="text">
      <style:text-properties officeooo:rsid="019efaba"/>
    </style:style>
    <style:style style:name="T159" style:family="text">
      <style:text-properties officeooo:rsid="01a0a97d"/>
    </style:style>
    <style:style style:name="T160" style:family="text">
      <style:text-properties officeooo:rsid="01a283cf"/>
    </style:style>
    <style:style style:name="T161" style:family="text">
      <style:text-properties officeooo:rsid="01a41ddc"/>
    </style:style>
    <style:style style:name="T162" style:family="text">
      <style:text-properties officeooo:rsid="01a63582"/>
    </style:style>
    <style:style style:name="T163" style:family="text">
      <style:text-properties officeooo:rsid="01a82844"/>
    </style:style>
    <style:style style:name="T164" style:family="text">
      <style:text-properties officeooo:rsid="01a9f2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INX 8.<text:span text:style-name="T157">4</text:span> reference card</text:p>
      <text:p text:style-name="P9"/>
      <text:p text:style-name="P53"><text:span text:style-name="T47">Application structure, </text:span>B<text:span text:style-name="T48">asic </text:span>T<text:span text:style-name="T48">emporal </text:span>L<text:span text:style-name="T48">ogic</text:span> syntax and user interface <text:span text:style-name="T49">features</text:span></text:p>
      <text:p text:style-name="P58"><text:span text:style-name="T152">Version 1.</text:span><text:span text:style-name="T154">0</text:span><text:span text:style-name="T153">.0</text:span></text:p>
      <text:p text:style-name="P16"/>
      <text:p text:style-name="P56">Application <text:span text:style-name="T111">structure</text:span></text:p>
      <text:p text:style-name="P9"/>
      <text:p text:style-name="P52">Modules</text:p>
      <text:p text:style-name="P9"/>
      <table:table table:name="Table8" table:style-name="Table8">
        <table:table-column table:style-name="Table8.A"/>
        <table:table-column table:style-name="Table8.B"/>
        <table:table-header-rows>
          <table:table-row>
            <table:table-cell table:style-name="Table8.A1" office:value-type="string">
              <text:p text:style-name="P2">Module</text:p>
            </table:table-cell>
            <table:table-cell table:style-name="Table8.B1" office:value-type="string">
              <text:p text:style-name="P2">Description</text:p>
            </table:table-cell>
          </table:table-row>
        </table:table-header-rows>
        <table:table-row>
          <table:table-cell table:style-name="Table8.A2" office:value-type="string">
            <text:p text:style-name="P9">tinx</text:p>
          </table:table-cell>
          <table:table-cell table:style-name="Table8.B2" office:value-type="string">
            <text:p text:style-name="P9">Temporal inference network executor, single core version of the inference engine</text:p>
          </table:table-cell>
        </table:table-row>
        <table:table-row>
          <table:table-cell table:style-name="Table8.A2" office:value-type="string">
            <text:p text:style-name="P9">tinx_mt</text:p>
          </table:table-cell>
          <table:table-cell table:style-name="Table8.B2" office:value-type="string">
            <text:p text:style-name="P9">Temporal inference network executor, multiple core version of the inference engine</text:p>
          </table:table-cell>
        </table:table-row>
        <table:table-row>
          <table:table-cell table:style-name="Table8.A2" office:value-type="string">
            <text:p text:style-name="P9">ting</text:p>
          </table:table-cell>
          <table:table-cell table:style-name="Table8.B2" office:value-type="string">
            <text:p text:style-name="P9">Temporal inference network generator, the B<text:span text:style-name="T162">asic </text:span>T<text:span text:style-name="T162">emporal </text:span>L<text:span text:style-name="T162">ogic</text:span> compiler</text:p>
          </table:table-cell>
        </table:table-row>
        <table:table-row>
          <table:table-cell table:style-name="Table8.A2" office:value-type="string">
            <text:p text:style-name="P9">gtinxsh</text:p>
          </table:table-cell>
          <table:table-cell table:style-name="Table8.B2" office:value-type="string">
            <text:p text:style-name="P9">Graphical TINX shell, the interactive development environment</text:p>
          </table:table-cell>
        </table:table-row>
      </table:table>
      <text:p text:style-name="P9"/>
      <text:p text:style-name="P52">Files</text:p>
      <text:p text:style-name="P9"/>
      <table:table table:name="Table9" table:style-name="Table9">
        <table:table-column table:style-name="Table9.A"/>
        <table:table-column table:style-name="Table9.B"/>
        <table:table-header-rows>
          <table:table-row>
            <table:table-cell table:style-name="Table9.A1" office:value-type="string">
              <text:p text:style-name="P2">File</text:p>
            </table:table-cell>
            <table:table-cell table:style-name="Table9.B1" office:value-type="string">
              <text:p text:style-name="P2">Description</text:p>
            </table:table-cell>
          </table:table-row>
        </table:table-header-rows>
        <table:table-row>
          <table:table-cell table:style-name="Table9.A2" office:value-type="string">
            <text:p text:style-name="P9">*.btl</text:p>
          </table:table-cell>
          <table:table-cell table:style-name="Table9.B2" office:value-type="string">
            <text:p text:style-name="P9">B<text:span text:style-name="T162">asic </text:span>T<text:span text:style-name="T162">emporal </text:span>L<text:span text:style-name="T162">ogic</text:span> source files, editable text</text:p>
          </table:table-cell>
        </table:table-row>
        <table:table-row>
          <table:table-cell table:style-name="Table9.A2" office:value-type="string">
            <text:p text:style-name="P9">*.tin</text:p>
          </table:table-cell>
          <table:table-cell table:style-name="Table9.B2" office:value-type="string">
            <text:p text:style-name="P9">Temporal inference network object files, text generated by module “ting”</text:p>
          </table:table-cell>
        </table:table-row>
        <table:table-row>
          <table:table-cell table:style-name="Table9.A2" office:value-type="string">
            <text:p text:style-name="P9">*.evl</text:p>
          </table:table-cell>
          <table:table-cell table:style-name="Table9.B2" office:value-type="string">
            <text:p text:style-name="P9">Event list files, text generated by module “ting” to describe the initial conditions of execution and by module “tinx” as an inference process log</text:p>
          </table:table-cell>
        </table:table-row>
        <table:table-row>
          <table:table-cell table:style-name="Table9.A2" office:value-type="string">
            <text:p text:style-name="P9">*.io</text:p>
          </table:table-cell>
          <table:table-cell table:style-name="Table9.B2" office:value-type="string">
            <text:p text:style-name="P9">Input and output signal files, text containing binary symbols or 8-bit characters and generated by modules “tinx” e “gtinxsh”</text:p>
          </table:table-cell>
        </table:table-row>
        <table:table-row>
          <table:table-cell table:style-name="Table9.A2" office:value-type="string">
            <text:p text:style-name="P9">*.<text:span text:style-name="T112">sym</text:span></text:p>
          </table:table-cell>
          <table:table-cell table:style-name="Table9.B2" office:value-type="string">
            <text:p text:style-name="P9"><text:span text:style-name="T112">Symbol table </text:span>files, text generated by module “ting”</text:p>
          </table:table-cell>
        </table:table-row>
        <table:table-row>
          <table:table-cell table:style-name="Table9.A2" office:value-type="string">
            <text:p text:style-name="P9">.gtinxshrc</text:p>
          </table:table-cell>
          <table:table-cell table:style-name="Table9.B2" office:value-type="string">
            <text:p text:style-name="P9">Configuration file of the graphical shell, binary</text:p>
          </table:table-cell>
        </table:table-row>
      </table:table>
      <text:p text:style-name="P9"/>
      <text:p text:style-name="P52">Paths</text:p>
      <text:p text:style-name="P9"/>
      <table:table table:name="Table13" table:style-name="Table13">
        <table:table-column table:style-name="Table13.A"/>
        <table:table-column table:style-name="Table13.B"/>
        <table:table-header-rows>
          <table:table-row>
            <table:table-cell table:style-name="Table13.A1" office:value-type="string">
              <text:p text:style-name="P2">Path</text:p>
            </table:table-cell>
            <table:table-cell table:style-name="Table13.B1" office:value-type="string">
              <text:p text:style-name="P2">Description</text:p>
            </table:table-cell>
          </table:table-row>
        </table:table-header-rows>
        <table:table-row>
          <table:table-cell table:style-name="Table13.A2" office:value-type="string">
            <text:p text:style-name="P9">/<text:span text:style-name="T99">usr/bin/</text:span></text:p>
          </table:table-cell>
          <table:table-cell table:style-name="Table13.B2" office:value-type="string">
            <text:p text:style-name="P9">Executable modules</text:p>
          </table:table-cell>
        </table:table-row>
        <table:table-row>
          <table:table-cell table:style-name="Table13.A2" office:value-type="string">
            <text:p text:style-name="P9">/usr/share/doc/tinx/</text:p>
          </table:table-cell>
          <table:table-cell table:style-name="Table13.B2" office:value-type="string">
            <text:p text:style-name="P9">Documentation <text:span text:style-name="T163">in PDF and ASCII formats</text:span></text:p>
          </table:table-cell>
        </table:table-row>
        <table:table-row>
          <table:table-cell table:style-name="Table13.A2" office:value-type="string">
            <text:p text:style-name="P9">/usr/share/tinx/examples/</text:p>
          </table:table-cell>
          <table:table-cell table:style-name="Table13.B2" office:value-type="string">
            <text:p text:style-name="P62"><text:span text:style-name="T164">Examples of binary dynamical system specifications in </text:span>B<text:span text:style-name="T163">asic </text:span>T<text:span text:style-name="T163">emporal </text:span>L<text:span text:style-name="T163">ogic</text:span> <text:span text:style-name="T164">source files and temporal inference network object files</text:span></text:p>
          </table:table-cell>
        </table:table-row>
        <table:table-row>
          <table:table-cell table:style-name="Table13.A2" office:value-type="string">
            <text:p text:style-name="P9">/usr/share/tinx/sources/</text:p>
          </table:table-cell>
          <table:table-cell table:style-name="Table13.B2" office:value-type="string">
            <text:p text:style-name="P9"><text:span text:style-name="T115">C language and metacompiler complete s</text:span>ource code</text:p>
          </table:table-cell>
        </table:table-row>
      </table:table>
      <text:p text:style-name="P9"/>
      <text:p text:style-name="P9"/>
      <text:p text:style-name="P9"/>
      <text:p text:style-name="P56"><text:soft-page-break/>Basic Temporal Logic</text:p>
      <text:p text:style-name="P9"/>
      <text:p text:style-name="P52">General <text:span text:style-name="T33">instruction syntax</text:span></text:p>
      <text:p text:style-name="P9"/>
      <table:table table:name="Table1" table:style-name="Table1">
        <table:table-column table:style-name="Table1.A"/>
        <table:table-column table:style-name="Table1.B"/>
        <table:table-header-rows>
          <table:table-row>
            <table:table-cell table:style-name="Table1.A1" office:value-type="string">
              <text:p text:style-name="P2">Syntax</text:p>
            </table:table-cell>
            <table:table-cell table:style-name="Table1.B1" office:value-type="string">
              <text:p text:style-name="P2">Description</text:p>
            </table:table-cell>
          </table:table-row>
        </table:table-header-rows>
        <table:table-row>
          <table:table-cell table:style-name="Table1.A2" office:value-type="string">
            <text:p text:style-name="P9"><text:span text:style-name="T17">P1</text:span>; <text:span text:style-name="T17">P2</text:span>; ... <text:span text:style-name="T17">Pn</text:span>;</text:p>
          </table:table-cell>
          <table:table-cell table:style-name="Table1.B2" office:value-type="string">
            <text:p text:style-name="P9">Set of temporal logic clauses or declarations <text:span text:style-name="T17">P1</text:span>, <text:span text:style-name="T17">P2</text:span>, ... <text:span text:style-name="T17">Pn</text:span></text:p>
          </table:table-cell>
        </table:table-row>
        <table:table-row>
          <table:table-cell table:style-name="Table1.A2" office:value-type="string">
            <text:p text:style-name="P9"><text:span text:style-name="T17">P</text:span>(<text:span text:style-name="T17">K</text:span>)</text:p>
          </table:table-cell>
          <table:table-cell table:style-name="Table1.B2" office:value-type="string">
            <text:p text:style-name="P9">Parametric vector clause <text:span text:style-name="T29">P</text:span><text:span text:style-name="T151"> with index </text:span><text:span text:style-name="T28">K</text:span></text:p>
          </table:table-cell>
        </table:table-row>
        <table:table-row>
          <table:table-cell table:style-name="Table1.A2" office:value-type="string">
            <text:p text:style-name="P9"><text:span text:style-name="T17">P</text:span>(<text:span text:style-name="T17">H</text:span>, <text:span text:style-name="T17">K</text:span>)</text:p>
          </table:table-cell>
          <table:table-cell table:style-name="Table1.B2" office:value-type="string">
            <text:p text:style-name="P42">Parametric matrix clause <text:span text:style-name="T29">P</text:span><text:span text:style-name="T151"> with indexes </text:span><text:span text:style-name="T28">H</text:span><text:span text:style-name="T147"> and </text:span><text:span text:style-name="T28">K</text:span></text:p>
          </table:table-cell>
        </table:table-row>
        <table:table-row>
          <table:table-cell table:style-name="Table1.A2" office:value-type="string">
            <text:p text:style-name="P9">// <text:span text:style-name="T17">Text</text:span></text:p>
          </table:table-cell>
          <table:table-cell table:style-name="Table1.B2" office:value-type="string">
            <text:p text:style-name="P9">C++ <text:span text:style-name="T138">language </text:span>style comment</text:p>
          </table:table-cell>
        </table:table-row>
        <table:table-row>
          <table:table-cell table:style-name="Table1.A2" office:value-type="string">
            <text:p text:style-name="P9">/* <text:span text:style-name="T17">Text</text:span> */</text:p>
          </table:table-cell>
          <table:table-cell table:style-name="Table1.B2" office:value-type="string">
            <text:p text:style-name="P9">C <text:span text:style-name="T138">language </text:span>style comment</text:p>
          </table:table-cell>
        </table:table-row>
      </table:table>
      <text:p text:style-name="P10"/>
      <text:p text:style-name="P52">Logic <text:span text:style-name="T34">operators</text:span></text:p>
      <text:p text:style-name="P9"/>
      <table:table table:name="Table2" table:style-name="Table2">
        <table:table-column table:style-name="Table2.A"/>
        <table:table-column table:style-name="Table2.B"/>
        <table:table-header-rows>
          <table:table-row>
            <table:table-cell table:style-name="Table2.A1" office:value-type="string">
              <text:p text:style-name="P2">Syntax</text:p>
            </table:table-cell>
            <table:table-cell table:style-name="Table2.B1" office:value-type="string">
              <text:p text:style-name="P2">Description</text:p>
            </table:table-cell>
          </table:table-row>
        </table:table-header-rows>
        <table:table-row>
          <table:table-cell table:style-name="Table2.A2" office:value-type="string">
            <text:p text:style-name="P9">~ <text:span text:style-name="T17">P</text:span></text:p>
          </table:table-cell>
          <table:table-cell table:style-name="Table2.B2" office:value-type="string">
            <text:p text:style-name="P9">Not clause <text:span text:style-name="T17">P</text:span></text:p>
          </table:table-cell>
        </table:table-row>
        <table:table-row>
          <table:table-cell table:style-name="Table2.A2" office:value-type="string">
            <text:p text:style-name="P9"><text:span text:style-name="T17">P</text:span> &amp; <text:span text:style-name="T17">Q</text:span></text:p>
          </table:table-cell>
          <table:table-cell table:style-name="Table2.B2" office:value-type="string">
            <text:p text:style-name="P9">Clause <text:span text:style-name="T17">P</text:span> and clause <text:span text:style-name="T17">Q</text:span></text:p>
          </table:table-cell>
        </table:table-row>
        <table:table-row>
          <table:table-cell table:style-name="Table2.A2" office:value-type="string">
            <text:p text:style-name="P9"><text:span text:style-name="T17">P</text:span> | <text:span text:style-name="T17">Q</text:span></text:p>
          </table:table-cell>
          <table:table-cell table:style-name="Table2.B2" office:value-type="string">
            <text:p text:style-name="P9">Clause <text:span text:style-name="T17">P</text:span> or clause <text:span text:style-name="T17">Q</text:span></text:p>
          </table:table-cell>
        </table:table-row>
        <table:table-row>
          <table:table-cell table:style-name="Table2.A2" office:value-type="string">
            <text:p text:style-name="P9">P --&gt; Q</text:p>
          </table:table-cell>
          <table:table-cell table:style-name="Table2.B2" office:value-type="string">
            <text:p text:style-name="P9">Clause <text:span text:style-name="T17">P</text:span> implies clause <text:span text:style-name="T17">Q</text:span></text:p>
          </table:table-cell>
        </table:table-row>
        <table:table-row>
          <table:table-cell table:style-name="Table2.A2" office:value-type="string">
            <text:p text:style-name="P9"><text:span text:style-name="T17">P</text:span> &lt;-- <text:span text:style-name="T17">Q</text:span></text:p>
          </table:table-cell>
          <table:table-cell table:style-name="Table2.B2" office:value-type="string">
            <text:p text:style-name="P9">Clause <text:span text:style-name="T17">P</text:span> is implied by clause <text:span text:style-name="T17">Q</text:span></text:p>
          </table:table-cell>
        </table:table-row>
        <table:table-row>
          <table:table-cell table:style-name="Table2.A2" office:value-type="string">
            <text:p text:style-name="P9"><text:span text:style-name="T17">P</text:span> == <text:span text:style-name="T17">Q</text:span></text:p>
          </table:table-cell>
          <table:table-cell table:style-name="Table2.B2" office:value-type="string">
            <text:p text:style-name="P9">Clause <text:span text:style-name="T17">P</text:span> double implies clause <text:span text:style-name="T17">Q</text:span></text:p>
          </table:table-cell>
        </table:table-row>
        <table:table-row>
          <table:table-cell table:style-name="Table2.A2" office:value-type="string">
            <text:p text:style-name="P9">forall(<text:span text:style-name="T17">P</text:span>(<text:span text:style-name="T17">K</text:span>), <text:span text:style-name="T17">K</text:span> on <text:span text:style-name="T17">N</text:span>)</text:p>
          </table:table-cell>
          <table:table-cell table:style-name="Table2.B2" office:value-type="string">
            <text:p text:style-name="P9">For all parametric clauses <text:span text:style-name="T17">P</text:span>(<text:span text:style-name="T17">K</text:span>) between 0 and <text:span text:style-name="T17">N</text:span> – 1</text:p>
          </table:table-cell>
        </table:table-row>
        <table:table-row>
          <table:table-cell table:style-name="Table2.A2" office:value-type="string">
            <text:p text:style-name="P9">forall(<text:span text:style-name="T17">P</text:span>(<text:span text:style-name="T17">K</text:span>), <text:span text:style-name="T17">K</text:span> in <text:span text:style-name="T17">A</text:span> : <text:span text:style-name="T17">B</text:span>)</text:p>
          </table:table-cell>
          <table:table-cell table:style-name="Table2.B2" office:value-type="string">
            <text:p text:style-name="P9">For all parametric clauses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9">exists(<text:span text:style-name="T31">P</text:span>(<text:span text:style-name="T17">K</text:span>), <text:span text:style-name="T17">K</text:span> on <text:span text:style-name="T17">N</text:span>)</text:p>
          </table:table-cell>
          <table:table-cell table:style-name="Table2.B2" office:value-type="string">
            <text:p text:style-name="P9">Exists a parametric clause <text:span text:style-name="T17">P</text:span>(<text:span text:style-name="T17">K</text:span>) between 0 and <text:span text:style-name="T17">N</text:span> – 1</text:p>
          </table:table-cell>
        </table:table-row>
        <table:table-row>
          <table:table-cell table:style-name="Table2.A2" office:value-type="string">
            <text:p text:style-name="P9">exists(<text:span text:style-name="T17">P</text:span>(<text:span text:style-name="T17">K</text:span>), <text:span text:style-name="T17">K</text:span> in <text:span text:style-name="T17">A</text:span> : <text:span text:style-name="T17">B</text:span>)</text:p>
          </table:table-cell>
          <table:table-cell table:style-name="Table2.B2" office:value-type="string">
            <text:p text:style-name="P9">Exists a parametric clause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9">unique(<text:span text:style-name="T17">P</text:span>(<text:span text:style-name="T17">K</text:span>), <text:span text:style-name="T17">K</text:span> on <text:span text:style-name="T17">N</text:span>)</text:p>
          </table:table-cell>
          <table:table-cell table:style-name="Table2.B2" office:value-type="string">
            <text:p text:style-name="P9">Exists an unique parametric clause <text:span text:style-name="T17">P</text:span>(<text:span text:style-name="T17">K</text:span>) between 0 and <text:span text:style-name="T17">N</text:span> – 1</text:p>
          </table:table-cell>
        </table:table-row>
        <table:table-row>
          <table:table-cell table:style-name="Table2.A2" office:value-type="string">
            <text:p text:style-name="P9">unique(<text:span text:style-name="T17">P</text:span>(<text:span text:style-name="T17">K</text:span>), <text:span text:style-name="T17">K</text:span> in <text:span text:style-name="T17">A</text:span> : <text:span text:style-name="T17">B</text:span>)</text:p>
          </table:table-cell>
          <table:table-cell table:style-name="Table2.B2" office:value-type="string">
            <text:p text:style-name="P9">Exists an unique parametric clause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9">one(<text:span text:style-name="T17">P</text:span>(<text:span text:style-name="T17">K</text:span>), <text:span text:style-name="T17">K</text:span> is <text:span text:style-name="T17">A</text:span>, <text:span text:style-name="T17">K</text:span> on <text:span text:style-name="T17">N</text:span>)</text:p>
            <text:p text:style-name="P35">one(<text:span text:style-name="T17">P</text:span>(<text:span text:style-name="T17">K</text:span>), <text:span text:style-name="T143">not</text:span> <text:span text:style-name="T17">K</text:span> is <text:span text:style-name="T17">A</text:span>, <text:span text:style-name="T17">K</text:span> on <text:span text:style-name="T17">N</text:span>)</text:p>
          </table:table-cell>
          <table:table-cell table:style-name="Table2.B2" office:value-type="string">
            <text:p text:style-name="P9">Assert<text:span text:style-name="T35">s</text:span> only one parametric clause <text:span text:style-name="T17">P</text:span>(<text:span text:style-name="T17">A</text:span>) while negating the other clauses <text:span text:style-name="T17">P</text:span>(<text:span text:style-name="T17">K</text:span>) between 0 and <text:span text:style-name="T17">N</text:span> – 1 <text:span text:style-name="T144">or otherwise</text:span></text:p>
          </table:table-cell>
        </table:table-row>
        <table:table-row>
          <table:table-cell table:style-name="Table2.A2" office:value-type="string">
            <text:p text:style-name="P9">one(<text:span text:style-name="T17">P</text:span>(<text:span text:style-name="T17">K</text:span>), <text:span text:style-name="T17">K</text:span> in <text:span text:style-name="T17">A</text:span> : <text:span text:style-name="T17">B</text:span>, <text:span text:style-name="T17">K</text:span> on <text:span text:style-name="T17">N</text:span>)</text:p>
            <text:p text:style-name="P35">one(<text:span text:style-name="T17">P</text:span>(<text:span text:style-name="T17">K</text:span>), <text:span text:style-name="T143">not </text:span><text:span text:style-name="T17">K</text:span> in <text:span text:style-name="T17">A</text:span> : <text:span text:style-name="T17">B</text:span>, <text:span text:style-name="T17">K</text:span> on <text:span text:style-name="T17">N</text:span>)</text:p>
          </table:table-cell>
          <table:table-cell table:style-name="Table2.B2" office:value-type="string">
            <text:p text:style-name="P36">Assert<text:span text:style-name="T35">s</text:span> a subrange from <text:span text:style-name="T17">A</text:span> to <text:span text:style-name="T17">B</text:span> of parametric clauses <text:span text:style-name="T17">P</text:span>(<text:span text:style-name="T17">K</text:span>) while negating the other clauses <text:span text:style-name="T17">P</text:span>(<text:span text:style-name="T17">K</text:span>) between 0 and <text:span text:style-name="T17">N</text:span> – 1 <text:span text:style-name="T144">or otherwise</text:span></text:p>
          </table:table-cell>
        </table:table-row>
        <table:table-row>
          <table:table-cell table:style-name="Table2.A2" office:value-type="string">
            <text:p text:style-name="P9">one(<text:span text:style-name="T17">P</text:span>(<text:span text:style-name="T17">K</text:span>), <text:span text:style-name="T17">K</text:span> is <text:span text:style-name="T17">A</text:span>, <text:span text:style-name="T17">K</text:span> in <text:span text:style-name="T17">C</text:span> : <text:span text:style-name="T17">D</text:span>)</text:p>
            <text:p text:style-name="P35">one(<text:span text:style-name="T17">P</text:span>(<text:span text:style-name="T17">K</text:span>), <text:span text:style-name="T143">not </text:span><text:span text:style-name="T17">K</text:span> is <text:span text:style-name="T17">A</text:span>, <text:span text:style-name="T17">K</text:span> in <text:span text:style-name="T17">C</text:span> : <text:span text:style-name="T17">D</text:span>)</text:p>
          </table:table-cell>
          <table:table-cell table:style-name="Table2.B2" office:value-type="string">
            <text:p text:style-name="P36">Assert<text:span text:style-name="T35">s</text:span> only one parametric clause <text:span text:style-name="T17">P</text:span>(<text:span text:style-name="T17">A</text:span>) while negating the other clauses <text:span text:style-name="T17">P</text:span>(<text:span text:style-name="T17">K</text:span>) on a range from <text:span text:style-name="T17">C</text:span> to <text:span text:style-name="T17">D</text:span><text:span text:style-name="T1"> </text:span><text:span text:style-name="T13">or otherwise</text:span></text:p>
          </table:table-cell>
        </table:table-row>
        <table:table-row>
          <table:table-cell table:style-name="Table2.A2" office:value-type="string">
            <text:p text:style-name="P35">one(<text:span text:style-name="T17">P</text:span>(<text:span text:style-name="T17">K</text:span>), <text:span text:style-name="T31">K</text:span> in <text:span text:style-name="T17">A</text:span> : <text:span text:style-name="T17">B</text:span>, <text:span text:style-name="T17">K</text:span> in <text:span text:style-name="T17">C</text:span> : <text:span text:style-name="T17">D</text:span>)</text:p>
            <text:p text:style-name="P35">one(<text:span text:style-name="T17">P</text:span>(<text:span text:style-name="T17">K</text:span>), <text:span text:style-name="T143">not </text:span><text:span text:style-name="T31">K</text:span> in <text:span text:style-name="T17">A</text:span> : <text:span text:style-name="T17">B</text:span>, <text:span text:style-name="T17">K</text:span> in <text:span text:style-name="T17">C</text:span> : <text:span text:style-name="T17">D</text:span>)</text:p>
          </table:table-cell>
          <table:table-cell table:style-name="Table2.B2" office:value-type="string">
            <text:p text:style-name="P36">Assert<text:span text:style-name="T35">s</text:span> a subrange from <text:span text:style-name="T17">A</text:span> to <text:span text:style-name="T17">B</text:span> of parametric clauses <text:span text:style-name="T17">P</text:span>(<text:span text:style-name="T17">K</text:span>) while negating the other clauses <text:span text:style-name="T17">P</text:span>(<text:span text:style-name="T17">K</text:span>) on a range from <text:span text:style-name="T17">C</text:span> to <text:span text:style-name="T17">D</text:span><text:span text:style-name="T1"> </text:span><text:span text:style-name="T13">or otherwise</text:span></text:p>
          </table:table-cell>
        </table:table-row>
      </table:table>
      <text:p text:style-name="P47"/>
      <text:p text:style-name="P53"><text:soft-page-break/><text:span text:style-name="T105">Temporal </text:span><text:span text:style-name="T106">operators</text:span></text:p>
      <text:p text:style-name="P9"/>
      <table:table table:name="Table3" table:style-name="Table3">
        <table:table-column table:style-name="Table3.A"/>
        <table:table-column table:style-name="Table3.B"/>
        <table:table-header-rows>
          <table:table-row>
            <table:table-cell table:style-name="Table3.A1" office:value-type="string">
              <text:p text:style-name="P2">Syntax</text:p>
            </table:table-cell>
            <table:table-cell table:style-name="Table3.B1" office:value-type="string">
              <text:p text:style-name="P2">Description</text:p>
            </table:table-cell>
          </table:table-row>
        </table:table-header-rows>
        <table:table-row>
          <table:table-cell table:style-name="Table3.A2" office:value-type="string">
            <text:p text:style-name="P9"><text:span text:style-name="T31">P</text:span><text:span text:style-name="T1"> @ </text:span><text:span text:style-name="T17">T</text:span></text:p>
          </table:table-cell>
          <table:table-cell table:style-name="Table3.B2" office:value-type="string">
            <text:p text:style-name="P9">Clause <text:span text:style-name="T17">P</text:span> at <text:span text:style-name="T36">relative </text:span>time <text:span text:style-name="T17">T</text:span></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6">relative</text:span> time <text:span text:style-name="T17">A</text:span> and time <text:span text:style-name="T17">B</text:span>,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6">relative</text:span> time <text:span text:style-name="T17">A</text:span> + 1 and time <text:span text:style-name="T17">B</text:span>,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6">relative</text:span> time <text:span text:style-name="T17">A</text:span> and time <text:span text:style-name="T17">B</text:span> - 1,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For all clauses <text:span text:style-name="T17">P</text:span> between <text:span text:style-name="T36">relative</text:span> time <text:span text:style-name="T17">A</text:span> + 1 and time <text:span text:style-name="T17">B</text:span> - 1, included</text:p>
          </table:table-cell>
        </table:table-row>
        <table:table-row>
          <table:table-cell table:style-name="Table3.A2" office:value-type="string">
            <text:p text:style-name="P9"><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9">Exists a clause <text:span text:style-name="T17">P</text:span> between <text:span text:style-name="T36">relative</text:span> time <text:span text:style-name="T17">A</text:span> and time <text:span text:style-name="T17">B</text:span>, included</text:p>
          </table:table-cell>
        </table:table-row>
        <table:table-row>
          <table:table-cell table:style-name="Table3.A2" office:value-type="string">
            <text:p text:style-name="P9"><text:span text:style-name="T17">P</text:span> ? (<text:span text:style-name="T17">A</text:span>, <text:span text:style-name="T17">B</text:span>]</text:p>
          </table:table-cell>
          <table:table-cell table:style-name="Table3.B2" office:value-type="string">
            <text:p text:style-name="P9">Exists a clause <text:span text:style-name="T17">P</text:span> between <text:span text:style-name="T36">relative</text:span> time <text:span text:style-name="T17">A</text:span> + 1 and time <text:span text:style-name="T17">B</text:span>, included</text:p>
          </table:table-cell>
        </table:table-row>
        <table:table-row>
          <table:table-cell table:style-name="Table3.A2" office:value-type="string">
            <text:p text:style-name="P9"><text:span text:style-name="T32">P</text:span> ? [<text:span text:style-name="T17">A</text:span>, <text:span text:style-name="T17">B</text:span>)</text:p>
          </table:table-cell>
          <table:table-cell table:style-name="Table3.B2" office:value-type="string">
            <text:p text:style-name="P9">Exists a clause <text:span text:style-name="T17">P</text:span> between <text:span text:style-name="T36">relative</text:span> time <text:span text:style-name="T17">A</text:span> and time <text:span text:style-name="T17">B</text:span> - 1, included</text:p>
          </table:table-cell>
        </table:table-row>
        <table:table-row>
          <table:table-cell table:style-name="Table3.A2" office:value-type="string">
            <text:p text:style-name="P9"><text:span text:style-name="T17">P</text:span> ? (<text:span text:style-name="T17">A</text:span>, <text:span text:style-name="T17">B</text:span>)</text:p>
          </table:table-cell>
          <table:table-cell table:style-name="Table3.B2" office:value-type="string">
            <text:p text:style-name="P9">Exists a clause <text:span text:style-name="T17">P</text:span> between <text:span text:style-name="T36">relative</text:span> time <text:span text:style-name="T17">A</text:span> + 1 and time <text:span text:style-name="T17">B</text:span> - 1, included</text:p>
          </table:table-cell>
        </table:table-row>
        <table:table-row>
          <table:table-cell table:style-name="Table3.A2" office:value-type="string">
            <text:p text:style-name="P9">since(<text:span text:style-name="T17">P</text:span>, <text:span text:style-name="T17">Q</text:span>)</text:p>
          </table:table-cell>
          <table:table-cell table:style-name="Table3.B2" office:value-type="string">
            <text:p text:style-name="P9">Since <text:span text:style-name="T147">clause</text:span> <text:span text:style-name="T17">P</text:span> is true until <text:span text:style-name="T147">clause</text:span> <text:span text:style-name="T17">Q</text:span> keeps true</text:p>
          </table:table-cell>
        </table:table-row>
        <table:table-row>
          <table:table-cell table:style-name="Table3.A2" office:value-type="string">
            <text:p text:style-name="P9">until(<text:span text:style-name="T17">P</text:span>, <text:span text:style-name="T17">Q</text:span>)</text:p>
          </table:table-cell>
          <table:table-cell table:style-name="Table3.B2" office:value-type="string">
            <text:p text:style-name="P9">Until <text:span text:style-name="T147">clause</text:span> <text:span text:style-name="T17">P</text:span> is true since <text:span text:style-name="T148">clause</text:span> <text:span text:style-name="T17">Q</text:span> keeps true</text:p>
          </table:table-cell>
        </table:table-row>
      </table:table>
      <text:p text:style-name="P9"/>
      <text:p text:style-name="P52">Iterations and selections</text:p>
      <text:p text:style-name="P9"/>
      <table:table table:name="Table4" table:style-name="Table4">
        <table:table-column table:style-name="Table4.A"/>
        <table:table-column table:style-name="Table4.B"/>
        <table:table-header-rows>
          <table:table-row>
            <table:table-cell table:style-name="Table4.A1" office:value-type="string">
              <text:p text:style-name="P2">Syntax</text:p>
            </table:table-cell>
            <table:table-cell table:style-name="Table4.B1" office:value-type="string">
              <text:p text:style-name="P2">Description</text:p>
            </table:table-cell>
          </table:table-row>
        </table:table-header-rows>
        <table:table-row>
          <table:table-cell table:style-name="Table4.A2" office:value-type="string">
            <text:p text:style-name="P9">iter(<text:span text:style-name="T17">K</text:span> on <text:span text:style-name="T17">N</text:span>) <text:span text:style-name="T17">P</text:span>(<text:span text:style-name="T17">K</text:span>)</text:p>
          </table:table-cell>
          <table:table-cell table:style-name="Table4.B2" office:value-type="string">
            <text:p text:style-name="P9">Repeats a parametric clause or declaration <text:span text:style-name="T17">P</text:span>(<text:span text:style-name="T17">K</text:span>) between 0 and <text:span text:style-name="T17">N</text:span> – 1</text:p>
          </table:table-cell>
        </table:table-row>
        <table:table-row>
          <table:table-cell table:style-name="Table4.A2" office:value-type="string">
            <text:p text:style-name="P9"><text:span text:style-name="T1">iter(</text:span><text:span text:style-name="T17">K</text:span><text:span text:style-name="T1"> on </text:span><text:span text:style-name="T17">N</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able:table-cell>
          <table:table-cell table:style-name="Table4.B2" office:value-type="string">
            <text:p text:style-name="P9">Repeats a set of parametric clauses or declarations <text:span text:style-name="T17">P1</text:span>(<text:span text:style-name="T17">K</text:span>), <text:span text:style-name="T17">P2</text:span>(<text:span text:style-name="T17">K</text:span>), ... <text:span text:style-name="T17">Pn</text:span>(<text:span text:style-name="T17">K</text:span>) between 0 and <text:span text:style-name="T17">N</text:span> – 1</text:p>
          </table:table-cell>
        </table:table-row>
        <table:table-row>
          <table:table-cell table:style-name="Table4.A2" office:value-type="string">
            <text:p text:style-name="P9"><text:span text:style-name="T1">iter(</text:span><text:span text:style-name="T17">K</text:span><text:span text:style-name="T1"> in </text:span><text:span text:style-name="T17">A</text:span><text:span text:style-name="T1"> : </text:span><text:span text:style-name="T17">B</text:span><text:span text:style-name="T1">) </text:span><text:span text:style-name="T17">P</text:span><text:span text:style-name="T1">(</text:span><text:span text:style-name="T17">K</text:span><text:span text:style-name="T1">)</text:span></text:p>
          </table:table-cell>
          <table:table-cell table:style-name="Table4.B2" office:value-type="string">
            <text:p text:style-name="P9">Repeats a parametric clause or declaration <text:span text:style-name="T17">P</text:span>(<text:span text:style-name="T17">K</text:span>) on a range from <text:span text:style-name="T17">A</text:span> to <text:span text:style-name="T17">B</text:span></text:p>
          </table:table-cell>
        </table:table-row>
        <table:table-row>
          <table:table-cell table:style-name="Table4.A2" office:value-type="string">
            <text:p text:style-name="P9"><text:span text:style-name="T1">iter(</text:span><text:span text:style-name="T17">K</text:span><text:span text:style-name="T1"> in </text:span><text:span text:style-name="T17">A</text:span><text:span text:style-name="T1"> : </text:span><text:span text:style-name="T17">B</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able:table-cell>
          <table:table-cell table:style-name="Table4.B2" office:value-type="string">
            <text:p text:style-name="P9">Repeats a set of parametric clauses or declarations <text:span text:style-name="T17">P1</text:span>(<text:span text:style-name="T17">K</text:span>), <text:span text:style-name="T17">P2</text:span>(<text:span text:style-name="T17">K</text:span>), ... <text:span text:style-name="T17">Pn</text:span>(<text:span text:style-name="T17">K</text:span>) on a range from <text:span text:style-name="T17">A</text:span> to <text:span text:style-name="T17">B</text:span></text:p>
          </table:table-cell>
        </table:table-row>
        <table:table-row>
          <table:table-cell table:style-name="Table4.A2" office:value-type="string">
            <text:p text:style-name="P9"><text:span text:style-name="T1">when(</text:span><text:span text:style-name="T17">K</text:span><text:span text:style-name="T1"> is </text:span><text:span text:style-name="T17">A</text:span><text:span text:style-name="T1">) </text:span><text:span text:style-name="T17">P</text:span><text:span text:style-name="T1">(</text:span><text:span text:style-name="T17">K</text:span><text:span text:style-name="T1">)</text:span></text:p>
            <text:p text:style-name="P23"><text:span text:style-name="T1">when(</text:span><text:span text:style-name="T11">not </text:span><text:span text:style-name="T17">K</text:span><text:span text:style-name="T1"> is </text:span><text:span text:style-name="T17">A</text:span><text:span text:style-name="T1">) </text:span><text:span text:style-name="T17">P</text:span><text:span text:style-name="T1">(</text:span><text:span text:style-name="T17">K</text:span><text:span text:style-name="T1">)</text:span></text:p>
            <text:p text:style-name="P23"><text:span text:style-name="T1">when(</text:span><text:span text:style-name="T17">K</text:span><text:span text:style-name="T1"> is </text:span><text:span text:style-name="T17">A</text:span><text:span text:style-name="T1">) </text:span><text:span text:style-name="T17">P</text:span><text:span text:style-name="T1">(</text:span><text:span text:style-name="T17">K</text:span><text:span text:style-name="T1">) </text:span><text:span text:style-name="T11">else </text:span><text:span text:style-name="T24">Q</text:span><text:span text:style-name="T11">(</text:span><text:span text:style-name="T24">K</text:span><text:span text:style-name="T11">)</text:span></text:p>
            <text:p text:style-name="P23"><text:span text:style-name="T1">when(</text:span><text:span text:style-name="T11">not </text:span><text:span text:style-name="T17">K</text:span><text:span text:style-name="T1"> is </text:span><text:span text:style-name="T17">A</text:span><text:span text:style-name="T1">) </text:span><text:span text:style-name="T17">P</text:span><text:span text:style-name="T1">(</text:span><text:span text:style-name="T17">K</text:span><text:span text:style-name="T1">) </text:span><text:span text:style-name="T11">else </text:span><text:span text:style-name="T24">Q</text:span><text:span text:style-name="T11">(</text:span><text:span text:style-name="T24">K</text:span><text:span text:style-name="T11">)</text:span></text:p>
          </table:table-cell>
          <table:table-cell table:style-name="Table4.B2" office:value-type="string">
            <text:p text:style-name="P9">Select<text:span text:style-name="T142">s</text:span> <text:span text:style-name="T139">or excludes </text:span>only one parametric clause <text:span text:style-name="T37">or declaration </text:span><text:span text:style-name="T17">P</text:span>(<text:span text:style-name="T17">A</text:span>) within a loop, <text:span text:style-name="T141">eventually while substituting it with clause or declaration </text:span><text:span text:style-name="T26">Q</text:span><text:span text:style-name="T141">(</text:span><text:span text:style-name="T26">K</text:span><text:span text:style-name="T141">) in the other iterations</text:span></text:p>
          </table:table-cell>
        </table:table-row>
        <table:table-row>
          <table:table-cell table:style-name="Table4.A2" office:value-type="string">
            <text:p text:style-name="P9"><text:span text:style-name="T1">when(</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ext:p text:style-name="P23"><text:span text:style-name="T1">when(</text:span><text:span text:style-name="T11">not </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ext:p text:style-name="P24"><text:span text:style-name="T1">when(</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 </text:span><text:span text:style-name="T12">else</text:span></text:p>
            <text:p text:style-name="P24"><text:span text:style-name="T12"><text:s text:c="22"/>{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ext:p text:style-name="P25"><text:span text:style-name="T1">when(</text:span><text:span text:style-name="T11">not </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 </text:span><text:span text:style-name="T12">else</text:span></text:p>
            <text:p text:style-name="P25"><text:span text:style-name="T12"><text:s text:c="28"/>{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able:table-cell>
          <table:table-cell table:style-name="Table4.B2" office:value-type="string">
            <text:p text:style-name="P32">Select<text:span text:style-name="T142">s</text:span> <text:span text:style-name="T139">or excludes </text:span>only one <text:span text:style-name="T37">set of </text:span>parametric clause<text:span text:style-name="T37">s</text:span> <text:span text:style-name="T37">or declarations </text:span><text:span text:style-name="T17">P1</text:span>(<text:span text:style-name="T18">A</text:span>), <text:span text:style-name="T17">P2</text:span>(<text:span text:style-name="T18">A</text:span>), ... <text:span text:style-name="T17">Pn</text:span>(<text:span text:style-name="T18">A</text:span>) within a loop, <text:span text:style-name="T141">eventually while substituting them with clauses or declarations </text:span><text:span text:style-name="T27">Q</text:span><text:span text:style-name="T26">1</text:span><text:span text:style-name="T141">(</text:span><text:span text:style-name="T27">K</text:span><text:span text:style-name="T141">), </text:span><text:span text:style-name="T26">Q2</text:span><text:span text:style-name="T141">(</text:span><text:span text:style-name="T27">K</text:span><text:span text:style-name="T141">), ... </text:span><text:span text:style-name="T27">Q</text:span><text:span text:style-name="T26">n</text:span><text:span text:style-name="T141">(</text:span><text:span text:style-name="T27">K</text:span><text:span text:style-name="T141">) in the other iterations</text:span></text:p>
          </table:table-cell>
        </table:table-row>
        <text:soft-page-break/>
        <table:table-row>
          <table:table-cell table:style-name="Table4.A2" office:value-type="string">
            <text:p text:style-name="P9">when(<text:span text:style-name="T17">K</text:span> in <text:span text:style-name="T17">A</text:span> : <text:span text:style-name="T17">B</text:span>) <text:span text:style-name="T17">P</text:span>(<text:span text:style-name="T17">K</text:span>)</text:p>
            <text:p text:style-name="P23">when(<text:span text:style-name="T139">not </text:span><text:span text:style-name="T17">K</text:span> in <text:span text:style-name="T17">A</text:span> : <text:span text:style-name="T17">B</text:span>) <text:span text:style-name="T17">P</text:span>(<text:span text:style-name="T17">K</text:span>)</text:p>
            <text:p text:style-name="P23">when(<text:span text:style-name="T17">K</text:span> in <text:span text:style-name="T17">A</text:span> : <text:span text:style-name="T17">B</text:span>) <text:span text:style-name="T17">P</text:span>(<text:span text:style-name="T17">K</text:span>)<text:span text:style-name="T1"> </text:span><text:span text:style-name="T11">else </text:span><text:span text:style-name="T24">Q</text:span><text:span text:style-name="T11">(</text:span><text:span text:style-name="T24">K</text:span><text:span text:style-name="T11">)</text:span></text:p>
            <text:p text:style-name="P23">when(<text:span text:style-name="T139">not </text:span><text:span text:style-name="T17">K</text:span> in <text:span text:style-name="T17">A</text:span> : <text:span text:style-name="T17">B</text:span>) <text:span text:style-name="T17">P</text:span>(<text:span text:style-name="T17">K</text:span>)<text:span text:style-name="T1"> </text:span><text:span text:style-name="T11">else </text:span><text:span text:style-name="T24">Q</text:span><text:span text:style-name="T11">(</text:span><text:span text:style-name="T24">K</text:span><text:span text:style-name="T11">)</text:span></text:p>
          </table:table-cell>
          <table:table-cell table:style-name="Table4.B2" office:value-type="string">
            <text:p text:style-name="P33">Select<text:span text:style-name="T142">s or excludes</text:span> a subrange from <text:span text:style-name="T17">A</text:span> to <text:span text:style-name="T17">B</text:span> of parametric clauses <text:span text:style-name="T38">or declarations </text:span><text:span text:style-name="T17">P</text:span>(<text:span text:style-name="T17">K</text:span>) within a loop, <text:span text:style-name="T141">eventually while substituting them with clauses or declarations </text:span><text:span text:style-name="T26">Q</text:span><text:span text:style-name="T141">(</text:span><text:span text:style-name="T26">K</text:span><text:span text:style-name="T141">) in the other iterations</text:span></text:p>
          </table:table-cell>
        </table:table-row>
        <table:table-row>
          <table:table-cell table:style-name="Table4.A2" office:value-type="string">
            <text:p text:style-name="P34">whe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text:p>
            <text:p text:style-name="P34">when(<text:span text:style-name="T139">not </text:spa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text:p>
            <text:p text:style-name="P9">whe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 <text:span text:style-name="T140">else</text:span></text:p>
            <text:p text:style-name="P26"><text:span text:style-name="T12"><text:s text:c="28"/>{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ext:p text:style-name="P23">when(<text:span text:style-name="T139">not </text:spa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 <text:span text:style-name="T140">else</text:span></text:p>
            <text:p text:style-name="P45"><text:span text:style-name="T12"><text:s text:c="34"/>{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able:table-cell>
          <table:table-cell table:style-name="Table4.B2" office:value-type="string">
            <text:p text:style-name="P33">Select<text:span text:style-name="T142">s or excludes</text:span> a subrange from <text:span text:style-name="T17">A</text:span> to <text:span text:style-name="T17">B</text:span> of <text:span text:style-name="T39">sets of </text:span>parametric clauses <text:span text:style-name="T38">or declarations </text:span><text:span text:style-name="T17">P1</text:span>(<text:span text:style-name="T17">K</text:span>), <text:span text:style-name="T17">P2</text:span>(<text:span text:style-name="T17">K</text:span>), ... <text:span text:style-name="T17">Pn</text:span>(<text:span text:style-name="T17">K</text:span>) within a loop, <text:span text:style-name="T141">eventually while substituting them with clauses or declarations </text:span><text:span text:style-name="T27">Q</text:span><text:span text:style-name="T26">1</text:span><text:span text:style-name="T141">(</text:span><text:span text:style-name="T27">K</text:span><text:span text:style-name="T141">), </text:span><text:span text:style-name="T26">Q2</text:span><text:span text:style-name="T141">(</text:span><text:span text:style-name="T27">K</text:span><text:span text:style-name="T141">), ... </text:span><text:span text:style-name="T27">Q</text:span><text:span text:style-name="T26">n</text:span><text:span text:style-name="T141">(</text:span><text:span text:style-name="T27">K</text:span><text:span text:style-name="T141">) in the other iterations</text:span></text:p>
          </table:table-cell>
        </table:table-row>
      </table:table>
      <text:p text:style-name="P9"/>
      <text:p text:style-name="P52">Declarations</text:p>
      <text:p text:style-name="P9"/>
      <table:table table:name="Table5" table:style-name="Table5">
        <table:table-column table:style-name="Table5.A"/>
        <table:table-column table:style-name="Table5.B"/>
        <table:table-header-rows>
          <table:table-row>
            <table:table-cell table:style-name="Table5.A1" office:value-type="string">
              <text:p text:style-name="P2">Syntax</text:p>
            </table:table-cell>
            <table:table-cell table:style-name="Table5.B1" office:value-type="string">
              <text:p text:style-name="P2">Description</text:p>
            </table:table-cell>
          </table:table-row>
        </table:table-header-rows>
        <table:table-row>
          <table:table-cell table:style-name="Table5.A2" office:value-type="string">
            <text:p text:style-name="P9">input <text:span text:style-name="T17">P1</text:span>, <text:span text:style-name="T17">P2</text:span>, ... <text:span text:style-name="T17">Pn</text:span></text:p>
          </table:table-cell>
          <table:table-cell table:style-name="Table5.B2" office:value-type="string">
            <text:p text:style-name="P9">Declares a set of input signals <text:span text:style-name="T17">P1</text:span>, <text:span text:style-name="T17">P2</text:span>, ... <text:span text:style-name="T17">Pn</text:span> corresponding to each clause</text:p>
          </table:table-cell>
        </table:table-row>
        <table:table-row>
          <table:table-cell table:style-name="Table5.A2" office:value-type="string">
            <text:p text:style-name="P9">input [<text:span text:style-name="T17">O1</text:span>, <text:span text:style-name="T17">O2</text:span>, <text:span text:style-name="T17">O3</text:span>] <text:span text:style-name="T17">P1</text:span>, <text:span text:style-name="T17">P2</text:span>, ... <text:span text:style-name="T17">Pn</text:span></text:p>
          </table:table-cell>
          <table:table-cell table:style-name="Table5.B2" office:value-type="string">
            <text:p text:style-name="P9">Declares a set of input signals <text:span text:style-name="T17">P1</text:span>, <text:span text:style-name="T17">P2</text:span>, ... <text:span text:style-name="T17">Pn</text:span> corresponding to each clause with specific options <text:span text:style-name="T17">O1</text:span>, <text:span text:style-name="T17">O2</text:span>, <text:span text:style-name="T17">O3</text:span></text:p>
          </table:table-cell>
        </table:table-row>
        <table:table-row>
          <table:table-cell table:style-name="Table5.A2" office:value-type="string">
            <text:p text:style-name="P9">output <text:span text:style-name="T17">P1</text:span>, <text:span text:style-name="T17">P2</text:span>, ... <text:span text:style-name="T17">Pn</text:span></text:p>
          </table:table-cell>
          <table:table-cell table:style-name="Table5.B2" office:value-type="string">
            <text:p text:style-name="P9">Declares a set of output signals <text:span text:style-name="T17">P1</text:span>, <text:span text:style-name="T17">P2</text:span>, ... <text:span text:style-name="T17">Pn</text:span> corresponding to each clause</text:p>
          </table:table-cell>
        </table:table-row>
        <table:table-row>
          <table:table-cell table:style-name="Table5.A2" office:value-type="string">
            <text:p text:style-name="P9">output [<text:span text:style-name="T17">O1</text:span>, <text:span text:style-name="T17">O2</text:span>, <text:span text:style-name="T17">O3</text:span>] <text:span text:style-name="T17">P1</text:span>, <text:span text:style-name="T17">P2</text:span>, ... <text:span text:style-name="T17">Pn</text:span></text:p>
          </table:table-cell>
          <table:table-cell table:style-name="Table5.B2" office:value-type="string">
            <text:p text:style-name="P9">Declares a set of output signals <text:span text:style-name="T17">P1</text:span>, <text:span text:style-name="T17">P2</text:span>, ... <text:span text:style-name="T17">Pn</text:span> corresponding to each clause with specific options <text:span text:style-name="T17">O1</text:span>, <text:span text:style-name="T17">O2</text:span>, <text:span text:style-name="T17">O3</text:span></text:p>
          </table:table-cell>
        </table:table-row>
        <table:table-row>
          <table:table-cell table:style-name="Table5.A2" office:value-type="string">
            <text:p text:style-name="P9">aux <text:span text:style-name="T17">P1</text:span>, <text:span text:style-name="T17">P2</text:span>, ... <text:span text:style-name="T17">Pn</text:span></text:p>
          </table:table-cell>
          <table:table-cell table:style-name="Table5.B2" office:value-type="string">
            <text:p text:style-name="P9">Declares a set of auxiliary signals <text:span text:style-name="T17">P1</text:span>, <text:span text:style-name="T17">P2</text:span>, ... <text:span text:style-name="T17">Pn</text:span> corresponding to each clause</text:p>
          </table:table-cell>
        </table:table-row>
        <table:table-row>
          <table:table-cell table:style-name="Table5.A2" office:value-type="string">
            <text:p text:style-name="P9">init <text:span text:style-name="T17">P1</text:span> @ <text:span text:style-name="T17">T1</text:span>, <text:span text:style-name="T17">P2</text:span> @ <text:span text:style-name="T17">T2</text:span>, ... <text:span text:style-name="T17">Pn</text:span> @ <text:span text:style-name="T17">Tn</text:span></text:p>
          </table:table-cell>
          <table:table-cell table:style-name="Table5.B2" office:value-type="string">
            <text:p text:style-name="P9">Declares as true the clauses <text:span text:style-name="T17">P1</text:span>, <text:span text:style-name="T17">P2</text:span>, ... <text:span text:style-name="T17">Pn</text:span> respectively at absolute times <text:span text:style-name="T17">T1</text:span>, <text:span text:style-name="T17">T2</text:span>, ... <text:span text:style-name="T17">Tn</text:span></text:p>
          </table:table-cell>
        </table:table-row>
        <table:table-row>
          <table:table-cell table:style-name="Table5.A2" office:value-type="string">
            <text:p text:style-name="P9"><text:span text:style-name="T1">init </text:span><text:span text:style-name="T2">~ </text:span><text:span text:style-name="T17">P1</text:span><text:span text:style-name="T1"> @ </text:span><text:span text:style-name="T17">T1</text:span><text:span text:style-name="T1">, </text:span><text:span text:style-name="T2">~ </text:span><text:span text:style-name="T17">P2</text:span><text:span text:style-name="T1"> @ </text:span><text:span text:style-name="T17">T2</text:span><text:span text:style-name="T1">, ... </text:span><text:span text:style-name="T2">~ </text:span><text:span text:style-name="T17">Pn</text:span><text:span text:style-name="T1"> @ </text:span><text:span text:style-name="T17">Tn</text:span></text:p>
          </table:table-cell>
          <table:table-cell table:style-name="Table5.B2" office:value-type="string">
            <text:p text:style-name="P9"><text:span text:style-name="T1">Declares as false the clauses </text:span><text:span text:style-name="T17">P1</text:span><text:span text:style-name="T1">, </text:span><text:span text:style-name="T17">P2</text:span><text:span text:style-name="T1">, ... </text:span><text:span text:style-name="T17">Pn</text:span><text:span text:style-name="T1"> respectively at absolute times </text:span><text:span text:style-name="T17">T1, T2, ... Tn</text:span></text:p>
          </table:table-cell>
        </table:table-row>
        <table:table-row>
          <table:table-cell table:style-name="Table5.A2" office:value-type="string">
            <text:p text:style-name="P12">init <text:span text:style-name="T17">P1</text:span> @ [<text:span text:style-name="T17">A1</text:span>, <text:span text:style-name="T17">B1</text:span>], <text:span text:style-name="T17">P2</text:span> @ [<text:span text:style-name="T17">A2</text:span>, <text:span text:style-name="T17">B2</text:span>], ...</text:p>
            <text:p text:style-name="P12"><text:span text:style-name="T17"><text:s text:c="6"/>Pn</text:span> @ [<text:span text:style-name="T17">An</text:span>, <text:span text:style-name="T17">Bn</text:span>]</text:p>
          </table:table-cell>
          <table:table-cell table:style-name="Table5.B2" office:value-type="string">
            <text:p text:style-name="P9">Declares as true the clauses <text:span text:style-name="T17">P1</text:span>, <text:span text:style-name="T17">P2</text:span>, ... <text:span text:style-name="T17">Pn</text:span> respectively between <text:span text:style-name="T41">absolute </text:span>time <text:span text:style-name="T17">A1</text:span> and time <text:span text:style-name="T17">B1</text:span>, <text:span text:style-name="T17">A2</text:span> and <text:span text:style-name="T17">B2</text:span>, ... <text:span text:style-name="T17">An</text:span> and <text:span text:style-name="T17">Bn</text:span>, included</text:p>
          </table:table-cell>
        </table:table-row>
        <table:table-row>
          <table:table-cell table:style-name="Table5.A2" office:value-type="string">
            <text:p text:style-name="P9">init <text:span text:style-name="T40">~ </text:span><text:span text:style-name="T17">P1</text:span> @ [<text:span text:style-name="T17">A1</text:span>, <text:span text:style-name="T17">B1</text:span>], <text:span text:style-name="T40">~ </text:span><text:span text:style-name="T17">P2</text:span> @ [<text:span text:style-name="T17">A2</text:span>, <text:span text:style-name="T17">B2</text:span>], ...</text:p>
            <text:p text:style-name="P13"><text:span text:style-name="T40"><text:s text:c="6"/>~ </text:span><text:span text:style-name="T17">Pn</text:span> @ [<text:span text:style-name="T17">An</text:span>, <text:span text:style-name="T17">Bn</text:span>]</text:p>
          </table:table-cell>
          <table:table-cell table:style-name="Table5.B2" office:value-type="string">
            <text:p text:style-name="P9">Declares as <text:span text:style-name="T41">false</text:span> the clauses <text:span text:style-name="T17">P1</text:span>, <text:span text:style-name="T17">P2</text:span>, ... <text:span text:style-name="T17">Pn</text:span> respectively between <text:span text:style-name="T41">absolute </text:span>time <text:span text:style-name="T17">A1</text:span> and time <text:span text:style-name="T17">B1</text:span>, <text:span text:style-name="T17">A2</text:span> and <text:span text:style-name="T17">B2</text:span>, ... <text:span text:style-name="T17">An</text:span> and <text:span text:style-name="T17">Bn</text:span>, included</text:p>
          </table:table-cell>
        </table:table-row>
        <table:table-row>
          <table:table-cell table:style-name="Table5.A2" office:value-type="string">
            <text:p text:style-name="P59">define <text:span text:style-name="T17">K1</text:span> = <text:span text:style-name="T17">E1</text:span>, <text:span text:style-name="T17">K2</text:span> = <text:span text:style-name="T17">E2</text:span>, ... <text:span text:style-name="T17">Kn</text:span> = <text:span text:style-name="T17">En</text:span></text:p>
          </table:table-cell>
          <table:table-cell table:style-name="Table5.B2" office:value-type="string">
            <text:p text:style-name="P59">Computes the integer expressions <text:span text:style-name="T17">E1</text:span>, <text:span text:style-name="T17">E2</text:span>, ... <text:span text:style-name="T17">En</text:span> and assigns their results respectively to the variables <text:span text:style-name="T17">K1</text:span>, <text:span text:style-name="T17">K2</text:span>, ... <text:span text:style-name="T17">Kn</text:span></text:p>
          </table:table-cell>
        </table:table-row>
      </table:table>
      <text:p text:style-name="P52"><text:soft-page-break/>Other constructs</text:p>
      <text:p text:style-name="P9"/>
      <table:table table:name="Table6" table:style-name="Table6">
        <table:table-column table:style-name="Table6.A"/>
        <table:table-column table:style-name="Table6.B"/>
        <table:table-header-rows>
          <table:table-row>
            <table:table-cell table:style-name="Table6.A1" office:value-type="string">
              <text:p text:style-name="P2">Syntax</text:p>
            </table:table-cell>
            <table:table-cell table:style-name="Table6.B1" office:value-type="string">
              <text:p text:style-name="P2">Description</text:p>
            </table:table-cell>
          </table:table-row>
        </table:table-header-rows>
        <table:table-row>
          <table:table-cell table:style-name="Table6.A2" office:value-type="string">
            <text:p text:style-name="P9">include “<text:span text:style-name="T17">F”</text:span></text:p>
          </table:table-cell>
          <table:table-cell table:style-name="Table6.B2" office:value-type="string">
            <text:p text:style-name="P9">Includes in the <text:span text:style-name="T42">current program</text:span> the <text:span text:style-name="T43">BTL source </text:span>file named <text:span text:style-name="T17">F</text:span></text:p>
          </table:table-cell>
        </table:table-row>
        <table:table-row>
          <table:table-cell table:style-name="Table6.A2" office:value-type="string">
            <text:p text:style-name="P9">code(<text:span text:style-name="T17">P</text:span>, “<text:span text:style-name="T17">S”</text:span>)</text:p>
          </table:table-cell>
          <table:table-cell table:style-name="Table6.B2" office:value-type="string">
            <text:p text:style-name="P9">Asserts and negates properly the parametric clauses <text:span text:style-name="T17">P</text:span>(<text:span text:style-name="T17">H</text:span>, <text:span text:style-name="T17">K</text:span>) so as to represent the string <text:span text:style-name="T17">S</text:span>, with the character number in <text:span text:style-name="T17">H</text:span> and the bit <text:span text:style-name="T44">number </text:span>in <text:span text:style-name="T17">K</text:span></text:p>
          </table:table-cell>
        </table:table-row>
        <table:table-row>
          <table:table-cell table:style-name="Table6.A2" office:value-type="string">
            <text:p text:style-name="P9">code(<text:span text:style-name="T17">P</text:span>, <text:span text:style-name="T17">N</text:span>)</text:p>
          </table:table-cell>
          <table:table-cell table:style-name="Table6.B2" office:value-type="string">
            <text:p text:style-name="P9">Asserts and negates properly the parametric clauses <text:span text:style-name="T17">P</text:span>(<text:span text:style-name="T30">H</text:span>, <text:span text:style-name="T17">K</text:span>) so as to represent the <text:span text:style-name="T155">unsigned </text:span>integer <text:span text:style-name="T17">N</text:span>, with the <text:span text:style-name="T155">byte number in </text:span><text:span text:style-name="T30">H</text:span><text:span text:style-name="T155"> and the </text:span>bit <text:span text:style-name="T44">number </text:span>in <text:span text:style-name="T17">K</text:span></text:p>
          </table:table-cell>
        </table:table-row>
        <table:table-row>
          <table:table-cell table:style-name="Table6.A2" office:value-type="string">
            <text:p text:style-name="P9">^</text:p>
          </table:table-cell>
          <table:table-cell table:style-name="Table6.B2" office:value-type="string">
            <text:p text:style-name="P9">Represents the iterator of the current loop, valid also if no variable is specified</text:p>
          </table:table-cell>
        </table:table-row>
        <table:table-row>
          <table:table-cell table:style-name="Table6.A2" office:value-type="string">
            <text:p text:style-name="P9">^^</text:p>
          </table:table-cell>
          <table:table-cell table:style-name="Table6.B2" office:value-type="string">
            <text:p text:style-name="P9">Represents the iterator of the outer loop, valid also if no variable is specified</text:p>
          </table:table-cell>
        </table:table-row>
      </table:table>
      <text:p text:style-name="P47"/>
      <text:p text:style-name="P52">Input and output options</text:p>
      <text:p text:style-name="P9"/>
      <table:table table:name="Table7" table:style-name="Table7">
        <table:table-column table:style-name="Table7.A"/>
        <table:table-column table:style-name="Table7.B"/>
        <table:table-header-rows>
          <table:table-row>
            <table:table-cell table:style-name="Table7.A1" office:value-type="string">
              <text:p text:style-name="P2">Option</text:p>
            </table:table-cell>
            <table:table-cell table:style-name="Table7.B1" office:value-type="string">
              <text:p text:style-name="P2">Description</text:p>
            </table:table-cell>
          </table:table-row>
        </table:table-header-rows>
        <table:table-row>
          <table:table-cell table:style-name="Table7.A2" office:value-type="string">
            <text:p text:style-name="P9">any</text:p>
          </table:table-cell>
          <table:table-cell table:style-name="Table7.B2" office:value-type="string">
            <text:p text:style-name="P9"><text:span text:style-name="T159">Signal i</text:span>nput and output <text:span text:style-name="T161">channels are</text:span> determined by external options (default)</text:p>
          </table:table-cell>
        </table:table-row>
        <table:table-row>
          <table:table-cell table:style-name="Table7.A2" office:value-type="string">
            <text:p text:style-name="P9">ipc</text:p>
          </table:table-cell>
          <table:table-cell table:style-name="Table7.B2" office:value-type="string">
            <text:p text:style-name="P9"><text:span text:style-name="T159">Signal i</text:span>nput and output<text:span text:style-name="T45"> </text:span>occur always by inter process communication</text:p>
          </table:table-cell>
        </table:table-row>
        <table:table-row>
          <table:table-cell table:style-name="Table7.A2" office:value-type="string">
            <text:p text:style-name="P9">file</text:p>
          </table:table-cell>
          <table:table-cell table:style-name="Table7.B2" office:value-type="string">
            <text:p text:style-name="P44"><text:span text:style-name="T159">Signal i</text:span>nput and output occur always by <text:span text:style-name="T46">shared </text:span>file</text:p>
          </table:table-cell>
        </table:table-row>
        <table:table-row>
          <table:table-cell table:style-name="Table7.A2" office:value-type="string">
            <text:p text:style-name="P9">binary</text:p>
          </table:table-cell>
          <table:table-cell table:style-name="Table7.B2" office:value-type="string">
            <text:p text:style-name="P9">Input and output signals contain binary symbols (default)</text:p>
          </table:table-cell>
        </table:table-row>
        <table:table-row>
          <table:table-cell table:style-name="Table7.A2" office:value-type="string">
            <text:p text:style-name="P9">packed</text:p>
          </table:table-cell>
          <table:table-cell table:style-name="Table7.B2" office:value-type="string">
            <text:p text:style-name="P9">Input and output signals contain <text:span text:style-name="T156">strings of </text:span>8-bit characters</text:p>
          </table:table-cell>
        </table:table-row>
        <table:table-row>
          <table:table-cell table:style-name="Table7.A2" office:value-type="string">
            <text:p text:style-name="P9">false</text:p>
          </table:table-cell>
          <table:table-cell table:style-name="Table7.B2" office:value-type="string">
            <text:p text:style-name="P9">The binary signal <text:span text:style-name="T164">or packed signal bit </text:span>is false as default</text:p>
          </table:table-cell>
        </table:table-row>
        <table:table-row>
          <table:table-cell table:style-name="Table7.A2" office:value-type="string">
            <text:p text:style-name="P9">true</text:p>
          </table:table-cell>
          <table:table-cell table:style-name="Table7.B2" office:value-type="string">
            <text:p text:style-name="P62">The binary signal <text:span text:style-name="T164">or packed signal bit</text:span> is true as default</text:p>
          </table:table-cell>
        </table:table-row>
        <table:table-row>
          <table:table-cell table:style-name="Table7.A2" office:value-type="string">
            <text:p text:style-name="P9">unknown</text:p>
          </table:table-cell>
          <table:table-cell table:style-name="Table7.B2" office:value-type="string">
            <text:p text:style-name="P62">The binary signal <text:span text:style-name="T164">or packed signal bit</text:span> is unknown as default (default)</text:p>
          </table:table-cell>
        </table:table-row>
        <table:table-row>
          <table:table-cell table:style-name="Table7.A2" office:value-type="string">
            <text:p text:style-name="P43">omit</text:p>
          </table:table-cell>
          <table:table-cell table:style-name="Table7.B2" office:value-type="string">
            <text:p text:style-name="P43">The binary signal <text:span text:style-name="T164">or packed signal bit </text:span>is <text:span text:style-name="T160">either acquired within a time unit or considered unknown for inputs and it is </text:span>produced only if <text:span text:style-name="T158">determined either </text:span>false or true <text:span text:style-name="T160">for outputs</text:span></text:p>
          </table:table-cell>
        </table:table-row>
      </table:table>
      <text:p text:style-name="P9"/>
      <text:p text:style-name="P55"><text:span text:style-name="T107">D</text:span><text:span text:style-name="T105">efault binary input and output symbol</text:span><text:span text:style-name="T109">s</text:span></text:p>
      <text:p text:style-name="P46"/>
      <table:table table:name="Table15" table:style-name="Table15">
        <table:table-column table:style-name="Table15.A"/>
        <table:table-column table:style-name="Table15.B"/>
        <table:table-header-rows>
          <table:table-row>
            <table:table-cell table:style-name="Table15.A1" office:value-type="string">
              <text:p text:style-name="P6">Symbol</text:p>
            </table:table-cell>
            <table:table-cell table:style-name="Table15.B1" office:value-type="string">
              <text:p text:style-name="P4">Description</text:p>
            </table:table-cell>
          </table:table-row>
        </table:table-header-rows>
        <table:table-row>
          <table:table-cell table:style-name="Table15.A2" office:value-type="string">
            <text:p text:style-name="P28">0</text:p>
          </table:table-cell>
          <table:table-cell table:style-name="Table15.B2" office:value-type="string">
            <text:p text:style-name="P29">False</text:p>
          </table:table-cell>
        </table:table-row>
        <table:table-row>
          <table:table-cell table:style-name="Table15.A2" office:value-type="string">
            <text:p text:style-name="P28">1</text:p>
          </table:table-cell>
          <table:table-cell table:style-name="Table15.B2" office:value-type="string">
            <text:p text:style-name="P29">True</text:p>
          </table:table-cell>
        </table:table-row>
        <table:table-row>
          <table:table-cell table:style-name="Table15.A2" office:value-type="string">
            <text:p text:style-name="P37">?</text:p>
          </table:table-cell>
          <table:table-cell table:style-name="Table15.B2" office:value-type="string">
            <text:p text:style-name="P29">Unknown</text:p>
          </table:table-cell>
        </table:table-row>
        <table:table-row>
          <table:table-cell table:style-name="Table15.A2" office:value-type="string">
            <text:p text:style-name="P37">.</text:p>
          </table:table-cell>
          <table:table-cell table:style-name="Table15.B2" office:value-type="string">
            <text:p text:style-name="P29">The <text:span text:style-name="T124">signal reached its end and can be dropped as a source of information, when all the input signals are dropped the inference and outputs proceed anyway until possible</text:span></text:p>
          </table:table-cell>
        </table:table-row>
        <table:table-row>
          <table:table-cell table:style-name="Table15.A2" office:value-type="string">
            <text:p text:style-name="P28">Escape</text:p>
          </table:table-cell>
          <table:table-cell table:style-name="Table15.B2" office:value-type="string">
            <text:p text:style-name="P30">An immediate termination of the <text:span text:style-name="T125">inference process and outputs is requested (the same result can be obtained by sending an interrupt signal or Ctrl-C to the inference engine)</text:span></text:p>
          </table:table-cell>
        </table:table-row>
      </table:table>
      <text:p text:style-name="P49"/>
      <text:p text:style-name="P50"/>
      <text:p text:style-name="P56"><text:soft-page-break/>User interface</text:p>
      <text:p text:style-name="P9"/>
      <text:p text:style-name="P52"><text:span text:style-name="T50">Main c</text:span>ontrols</text:p>
      <text:p text:style-name="P9"/>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Name</text:p>
            </table:table-cell>
            <table:table-cell table:style-name="Table10.A1" office:value-type="string">
              <text:p text:style-name="P2">Switch</text:p>
            </table:table-cell>
            <table:table-cell table:style-name="Table10.C1" office:value-type="string">
              <text:p text:style-name="P2">Description</text:p>
            </table:table-cell>
          </table:table-row>
        </table:table-header-rows>
        <table:table-row>
          <table:table-cell table:style-name="Table10.A2" office:value-type="string">
            <text:p text:style-name="P11">Temporal <text:span text:style-name="T53">l</text:span>ogic <text:span text:style-name="T53">s</text:span>ource <text:span text:style-name="T53">f</text:span>ile <text:span text:style-name="T53">n</text:span>ame (text field)</text:p>
          </table:table-cell>
          <table:table-cell table:style-name="Table10.B2" office:value-type="string">
            <text:p text:style-name="P9">ting</text:p>
          </table:table-cell>
          <table:table-cell table:style-name="Table10.C2" office:value-type="string">
            <text:p text:style-name="P9">Name without extension of the BTL source file, <text:span text:style-name="T52">the side icon opens the file chooser dialog</text:span></text:p>
          </table:table-cell>
        </table:table-row>
        <table:table-row>
          <table:table-cell table:style-name="Table10.A2" office:value-type="string">
            <text:p text:style-name="P14">Load initial conditions (check box)</text:p>
          </table:table-cell>
          <table:table-cell table:style-name="Table10.A2" office:value-type="string">
            <text:p text:style-name="P9"><text:span text:style-name="T54">tinx </text:span>-<text:span text:style-name="T51">i</text:span></text:p>
          </table:table-cell>
          <table:table-cell table:style-name="Table10.C3" office:value-type="string">
            <text:p text:style-name="P9"><text:span text:style-name="T51">T</text:span>he initial conditions of execution <text:span text:style-name="T55">are</text:span> <text:span text:style-name="T56">evaluated</text:span>, this is necessary for all system<text:span text:style-name="T120">s </text:span>without inputs <text:span text:style-name="T57">or</text:span> with <text:span text:style-name="T57">unreachable state (see “init” construct)</text:span></text:p>
          </table:table-cell>
        </table:table-row>
        <table:table-row>
          <table:table-cell table:style-name="Table10.A2" office:value-type="string">
            <text:p text:style-name="P14">Edit... <text:span text:style-name="T58">(button)</text:span></text:p>
          </table:table-cell>
          <table:table-cell table:style-name="Table10.A2" office:value-type="string">
            <text:p text:style-name="P9"/>
          </table:table-cell>
          <table:table-cell table:style-name="Table10.C4" office:value-type="string">
            <text:p text:style-name="P20">Opens the default text editor on the current <text:span text:style-name="T59">BTL </text:span>source fil<text:span text:style-name="T133">e (see “Default text editor” field)</text:span></text:p>
          </table:table-cell>
        </table:table-row>
        <table:table-row>
          <table:table-cell table:style-name="Table10.A2" office:value-type="string">
            <text:p text:style-name="P14">Sampling time (numeric field)<text:tab/></text:p>
          </table:table-cell>
          <table:table-cell table:style-name="Table10.A2" office:value-type="string">
            <text:p text:style-name="P9"><text:span text:style-name="T54">tinx </text:span>-<text:span text:style-name="T54">t</text:span></text:p>
          </table:table-cell>
          <table:table-cell table:style-name="Table10.C5" office:value-type="string">
            <text:p text:style-name="P9">Sampling time in seconds and fractions or zero for fast <text:span text:style-name="T135">execution</text:span> mode</text:p>
          </table:table-cell>
        </table:table-row>
        <table:table-row>
          <table:table-cell table:style-name="Table10.A2" office:value-type="string">
            <text:p text:style-name="P9">Horizon length (numeric field)</text:p>
          </table:table-cell>
          <table:table-cell table:style-name="Table10.A2" office:value-type="string">
            <text:p text:style-name="P9"><text:span text:style-name="T54">tinx </text:span>-<text:span text:style-name="T51">z</text:span></text:p>
          </table:table-cell>
          <table:table-cell table:style-name="Table10.C6" office:value-type="string">
            <text:p text:style-name="P9">Overall <text:span text:style-name="T60">duration of</text:span> <text:span text:style-name="T61">execution</text:span> <text:span text:style-name="T60">expressed in </text:span>number of samples <text:span text:style-name="T62">to process </text:span>or <text:span text:style-name="T63">zero </text:span>for <text:span text:style-name="T60">an </text:span>unlimited <text:span text:style-name="T64">temporal </text:span>horizon <text:span text:style-name="T81">(default option)</text:span></text:p>
          </table:table-cell>
        </table:table-row>
        <table:table-row>
          <table:table-cell table:style-name="Table10.A2" office:value-type="string">
            <text:p text:style-name="P9">Verify inference soundness (check box)</text:p>
          </table:table-cell>
          <table:table-cell table:style-name="Table10.A2" office:value-type="string">
            <text:p text:style-name="P9">tinx -v</text:p>
          </table:table-cell>
          <table:table-cell table:style-name="Table10.C7" office:value-type="string">
            <text:p text:style-name="P9"><text:span text:style-name="T65">T</text:span>he production of a contradiction at run time interrupt<text:span text:style-name="T55">s</text:span> the execution, <text:span text:style-name="T66">instead of proceeding anyway</text:span></text:p>
          </table:table-cell>
        </table:table-row>
        <table:table-row>
          <table:table-cell table:style-name="Table10.A2" office:value-type="string">
            <text:p text:style-name="P9">Causal inference only (check box)</text:p>
          </table:table-cell>
          <table:table-cell table:style-name="Table10.A2" office:value-type="string">
            <text:p text:style-name="P9">tinx -c</text:p>
          </table:table-cell>
          <table:table-cell table:style-name="Table10.C8" office:value-type="string">
            <text:p text:style-name="P9"><text:span text:style-name="T65">T</text:span>he inference proceed<text:span text:style-name="T55">s</text:span> from past or present to present or future only, <text:span text:style-name="T66">some system will not work with this performance option enabled</text:span></text:p>
          </table:table-cell>
        </table:table-row>
        <table:table-row>
          <table:table-cell table:style-name="Table10.A2" office:value-type="string">
            <text:p text:style-name="P9">Use symbol table (check box)</text:p>
          </table:table-cell>
          <table:table-cell table:style-name="Table10.A2" office:value-type="string">
            <text:p text:style-name="P9">ting -x</text:p>
            <text:p text:style-name="P9">tinx -x</text:p>
          </table:table-cell>
          <table:table-cell table:style-name="Table10.C9" office:value-type="string">
            <text:p text:style-name="P9"><text:span text:style-name="T65">T</text:span>he inference <text:span text:style-name="T67">process </text:span>trace or log <text:span text:style-name="T68">includes</text:span> also BTL clauses</text:p>
          </table:table-cell>
        </table:table-row>
        <table:table-row>
          <table:table-cell table:style-name="Table10.A2" office:value-type="string">
            <text:p text:style-name="P9">IPC input and output (radio button)</text:p>
          </table:table-cell>
          <table:table-cell table:style-name="Table10.A2" office:value-type="string">
            <text:p text:style-name="P9">(default)</text:p>
          </table:table-cell>
          <table:table-cell table:style-name="Table10.C10" office:value-type="string">
            <text:p text:style-name="P9">Input and output of signals unconstrained to a specific method are performed by inter process communication (see “input” and “output” constructs <text:span text:style-name="T113">and their options</text:span>)</text:p>
          </table:table-cell>
        </table:table-row>
        <table:table-row>
          <table:table-cell table:style-name="Table10.A2" office:value-type="string">
            <text:p text:style-name="P9">File input and output (radio button)</text:p>
          </table:table-cell>
          <table:table-cell table:style-name="Table10.A2" office:value-type="string">
            <text:p text:style-name="P9">tinx -f</text:p>
          </table:table-cell>
          <table:table-cell table:style-name="Table10.C11" office:value-type="string">
            <text:p text:style-name="P9">Input and output of signals unconstrained to a specific method are performed by shared files (see “input” and “output” constructs <text:span text:style-name="T113">and their options</text:span>)</text:p>
          </table:table-cell>
        </table:table-row>
        <table:table-row>
          <table:table-cell table:style-name="Table10.A2" office:value-type="string">
            <text:p text:style-name="P9">Quiet mode <text:span text:style-name="T66">(radio button)</text:span></text:p>
          </table:table-cell>
          <table:table-cell table:style-name="Table10.A2" office:value-type="string">
            <text:p text:style-name="P9">tinx -q</text:p>
          </table:table-cell>
          <table:table-cell table:style-name="Table10.C12" office:value-type="string">
            <text:p text:style-name="P9">No input or output are performed, all systems with inputs will not work with this performance option enabled</text:p>
          </table:table-cell>
        </table:table-row>
        <table:table-row>
          <table:table-cell table:style-name="Table10.A2" office:value-type="string">
            <text:p text:style-name="P9">Trace inference (check box)</text:p>
          </table:table-cell>
          <table:table-cell table:style-name="Table10.A2" office:value-type="string">
            <text:p text:style-name="P9">tinx -d</text:p>
          </table:table-cell>
          <table:table-cell table:style-name="Table10.C13" office:value-type="string">
            <text:p text:style-name="P9"><text:span text:style-name="T69">A</text:span> trace at run time of the inference process <text:span text:style-name="T70">is displayed in the message frame</text:span>, <text:span text:style-name="T72">this may break the real time (</text:span>see “Use symbol table” <text:span text:style-name="T71">option</text:span>)</text:p>
          </table:table-cell>
        </table:table-row>
        <table:table-row>
          <table:table-cell table:style-name="Table10.A2" office:value-type="string">
            <text:p text:style-name="P9"><text:span text:style-name="T73">Log</text:span> inference <text:span text:style-name="T73">to file </text:span>(check box)</text:p>
          </table:table-cell>
          <table:table-cell table:style-name="Table10.A2" office:value-type="string">
            <text:p text:style-name="P9">tinx -l</text:p>
          </table:table-cell>
          <table:table-cell table:style-name="Table10.C14" office:value-type="string">
            <text:p text:style-name="P9"><text:span text:style-name="T69">A</text:span> <text:span text:style-name="T73">log</text:span> at run time of the inference process <text:span text:style-name="T70">is produced as a text file (</text:span>see “Use <text:span text:style-name="T74">s</text:span>ymbol table” <text:span text:style-name="T75">option)</text:span></text:p>
          </table:table-cell>
        </table:table-row>
        <table:table-row>
          <table:table-cell table:style-name="Table10.A2" office:value-type="string">
            <text:p text:style-name="P9">Display auxiliary signals (check box)</text:p>
          </table:table-cell>
          <table:table-cell table:style-name="Table10.A2" office:value-type="string">
            <text:p text:style-name="P9">ting -b</text:p>
          </table:table-cell>
          <table:table-cell table:style-name="Table10.C15" office:value-type="string">
            <text:p text:style-name="P9"><text:span text:style-name="T69">A</text:span>lso <text:span text:style-name="T122">the </text:span>signals declared as auxiliary <text:span text:style-name="T76">are displayed in the history frame as outputs </text:span>with default options <text:span text:style-name="T77">(see “aux” construct)</text:span></text:p>
          </table:table-cell>
        </table:table-row>
        <text:soft-page-break/>
        <table:table-row>
          <table:table-cell table:style-name="Table10.A2" office:value-type="string">
            <text:p text:style-name="P9">Input truth probability (slider)</text:p>
          </table:table-cell>
          <table:table-cell table:style-name="Table10.A2" office:value-type="string">
            <text:p text:style-name="P9"/>
          </table:table-cell>
          <table:table-cell table:style-name="Table10.C16" office:value-type="string">
            <text:p text:style-name="P9">Truth probability of binary symbols <text:span text:style-name="T78">in all randomly generated input signals</text:span>, <text:span text:style-name="T78">to be </text:span>set to <text:span text:style-name="T78">one if different values are chosen for each signal (see “Probabilities...” window)</text:span></text:p>
          </table:table-cell>
        </table:table-row>
        <table:table-row>
          <table:table-cell table:style-name="Table10.A2" office:value-type="string">
            <text:p text:style-name="P9">Time correction (slider)</text:p>
          </table:table-cell>
          <table:table-cell table:style-name="Table10.A2" office:value-type="string">
            <text:p text:style-name="P9"/>
          </table:table-cell>
          <table:table-cell table:style-name="Table10.C17" office:value-type="string">
            <text:p text:style-name="P9">Difference between clocks of <text:span text:style-name="T79">the </text:span>graphical shell and <text:span text:style-name="T79">the </text:span>inference engine, experimental</text:p>
          </table:table-cell>
        </table:table-row>
        <table:table-row>
          <table:table-cell table:style-name="Table10.A2" office:value-type="string">
            <text:p text:style-name="P9">Generate network<text:span text:style-name="T80"> </text:span>(button)</text:p>
          </table:table-cell>
          <table:table-cell table:style-name="Table10.A2" office:value-type="string">
            <text:p text:style-name="P9"/>
          </table:table-cell>
          <table:table-cell table:style-name="Table10.C18" office:value-type="string">
            <text:p text:style-name="P9">Compiles the BTL source file to generate a temporal inference network and its execution initial conditions with current options</text:p>
          </table:table-cell>
        </table:table-row>
        <table:table-row>
          <table:table-cell table:style-name="Table10.A2" office:value-type="string">
            <text:p text:style-name="P9">Execute network<text:span text:style-name="T80"> </text:span>(button)</text:p>
          </table:table-cell>
          <table:table-cell table:style-name="Table10.A2" office:value-type="string">
            <text:p text:style-name="P9"/>
          </table:table-cell>
          <table:table-cell table:style-name="Table10.C19" office:value-type="string">
            <text:p text:style-name="P9">Activates the inference engine and executes the temporal inference network with current options</text:p>
          </table:table-cell>
        </table:table-row>
        <table:table-row>
          <table:table-cell table:style-name="Table10.A2" office:value-type="string">
            <text:p text:style-name="P9">Stop execution<text:span text:style-name="T80"> (button)</text:span></text:p>
          </table:table-cell>
          <table:table-cell table:style-name="Table10.A2" office:value-type="string">
            <text:p text:style-name="P9"/>
          </table:table-cell>
          <table:table-cell table:style-name="Table10.C20" office:value-type="string">
            <text:p text:style-name="P9">Interrupts the execution of the temporal inference network</text:p>
          </table:table-cell>
        </table:table-row>
        <table:table-row>
          <table:table-cell table:style-name="Table10.A2" office:value-type="string">
            <text:p text:style-name="P18">Help… (button)</text:p>
          </table:table-cell>
          <table:table-cell table:style-name="Table10.A2" office:value-type="string">
            <text:p text:style-name="P9"/>
          </table:table-cell>
          <table:table-cell table:style-name="Table10.C21" office:value-type="string">
            <text:p text:style-name="P19">Opens the help window <text:span text:style-name="T134">(see “Default help viewer” field)</text:span></text:p>
          </table:table-cell>
        </table:table-row>
        <table:table-row>
          <table:table-cell table:style-name="Table10.A2" office:value-type="string">
            <text:p text:style-name="P9">Configure...<text:span text:style-name="T80"> (button)</text:span></text:p>
          </table:table-cell>
          <table:table-cell table:style-name="Table10.A2" office:value-type="string">
            <text:p text:style-name="P9"/>
          </table:table-cell>
          <table:table-cell table:style-name="Table10.C22" office:value-type="string">
            <text:p text:style-name="P9">Opens the configuration window</text:p>
          </table:table-cell>
        </table:table-row>
        <table:table-row>
          <table:table-cell table:style-name="Table10.A2" office:value-type="string">
            <text:p text:style-name="P9">Exit<text:span text:style-name="T80"> (button)</text:span></text:p>
          </table:table-cell>
          <table:table-cell table:style-name="Table10.A2" office:value-type="string">
            <text:p text:style-name="P9"/>
          </table:table-cell>
          <table:table-cell table:style-name="Table10.C23" office:value-type="string">
            <text:p text:style-name="P9">Exits from the graphical shell and halts the inference engine if running</text:p>
          </table:table-cell>
        </table:table-row>
      </table:table>
      <text:p text:style-name="P7"/>
      <text:p text:style-name="P60">Display <text:span text:style-name="T82">format</text:span></text:p>
      <text:p text:style-name="P31"/>
      <table:table table:name="Table12" table:style-name="Table12">
        <table:table-column table:style-name="Table12.A"/>
        <table:table-column table:style-name="Table12.B"/>
        <table:table-header-rows>
          <table:table-row>
            <table:table-cell table:style-name="Table12.A1" office:value-type="string">
              <text:p text:style-name="P3">Drawing</text:p>
            </table:table-cell>
            <table:table-cell table:style-name="Table12.B1" office:value-type="string">
              <text:p text:style-name="P3">Description</text:p>
            </table:table-cell>
          </table:table-row>
        </table:table-header-rows>
        <table:table-row>
          <table:table-cell table:style-name="Table12.A2" office:value-type="string">
            <text:p text:style-name="P31">Red sample sequence</text:p>
          </table:table-cell>
          <table:table-cell table:style-name="Table12.B2" office:value-type="string">
            <text:p text:style-name="P31"><text:span text:style-name="T131">Binary i</text:span>nput signal <text:span text:style-name="T86">history</text:span></text:p>
          </table:table-cell>
        </table:table-row>
        <table:table-row>
          <table:table-cell table:style-name="Table12.A2" office:value-type="string">
            <text:p text:style-name="P31">Green sample sequence</text:p>
          </table:table-cell>
          <table:table-cell table:style-name="Table12.B2" office:value-type="string">
            <text:p text:style-name="P31"><text:span text:style-name="T131">Binary o</text:span>utput signal <text:span text:style-name="T86">history</text:span></text:p>
          </table:table-cell>
        </table:table-row>
        <table:table-row>
          <table:table-cell table:style-name="Table12.A2" office:value-type="string">
            <text:p text:style-name="P31"><text:span text:style-name="T131">Orange</text:span> sample sequence</text:p>
          </table:table-cell>
          <table:table-cell table:style-name="Table12.B2" office:value-type="string">
            <text:p text:style-name="P31"><text:span text:style-name="T132">8-bit character i</text:span>nput signal <text:span text:style-name="T86">history</text:span></text:p>
          </table:table-cell>
        </table:table-row>
        <table:table-row>
          <table:table-cell table:style-name="Table12.A2" office:value-type="string">
            <text:p text:style-name="P31"><text:span text:style-name="T131">Yellow</text:span> sample sequence</text:p>
          </table:table-cell>
          <table:table-cell table:style-name="Table12.B2" office:value-type="string">
            <text:p text:style-name="P31"><text:span text:style-name="T132">8-bit character o</text:span>utput signal <text:span text:style-name="T86">history</text:span></text:p>
          </table:table-cell>
        </table:table-row>
        <table:table-row>
          <table:table-cell table:style-name="Table12.A2" office:value-type="string">
            <text:p text:style-name="P31">Turquoise sample sequence</text:p>
          </table:table-cell>
          <table:table-cell table:style-name="Table12.B2" office:value-type="string">
            <text:p text:style-name="P31">Auxiliary <text:span text:style-name="T85">or internal </text:span>signal <text:span text:style-name="T86">history (with “Display auxiliary signals” or “Display internal signals” options enabled)</text:span></text:p>
          </table:table-cell>
        </table:table-row>
        <table:table-row>
          <table:table-cell table:style-name="Table12.A2" office:value-type="string">
            <text:p text:style-name="P31">Small rectangle</text:p>
          </table:table-cell>
          <table:table-cell table:style-name="Table12.B2" office:value-type="string">
            <text:p text:style-name="P31">False bit</text:p>
          </table:table-cell>
        </table:table-row>
        <table:table-row>
          <table:table-cell table:style-name="Table12.A2" office:value-type="string">
            <text:p text:style-name="P31">Big rectangle</text:p>
          </table:table-cell>
          <table:table-cell table:style-name="Table12.B2" office:value-type="string">
            <text:p text:style-name="P31">True bit</text:p>
          </table:table-cell>
        </table:table-row>
        <table:table-row>
          <table:table-cell table:style-name="Table12.A2" office:value-type="string">
            <text:p text:style-name="P31">Dot</text:p>
          </table:table-cell>
          <table:table-cell table:style-name="Table12.B2" office:value-type="string">
            <text:p text:style-name="P31">Unknown bit (with “Display unknown<text:span text:style-name="T87">s</text:span> as dots” option enabled)</text:p>
          </table:table-cell>
        </table:table-row>
        <table:table-row>
          <table:table-cell table:style-name="Table12.A2" office:value-type="string">
            <text:p text:style-name="P31">Yellow circle</text:p>
          </table:table-cell>
          <table:table-cell table:style-name="Table12.B2" office:value-type="string">
            <text:p text:style-name="P31">Loss of phase in output signal and real time broken</text:p>
          </table:table-cell>
        </table:table-row>
        <table:table-row>
          <table:table-cell table:style-name="Table12.A2" office:value-type="string">
            <text:p text:style-name="P31">Yellow ring</text:p>
          </table:table-cell>
          <table:table-cell table:style-name="Table12.B2" office:value-type="string">
            <text:p text:style-name="P31">B<text:span text:style-name="T88">i</text:span>nary output signal <text:span text:style-name="T88">of unknown value in phase</text:span></text:p>
          </table:table-cell>
        </table:table-row>
        <table:table-row>
          <table:table-cell table:style-name="Table12.A2" office:value-type="string">
            <text:p text:style-name="P31">Elapsed time</text:p>
          </table:table-cell>
          <table:table-cell table:style-name="Table12.B2" office:value-type="string">
            <text:p text:style-name="P31"><text:span text:style-name="T89">Partial </text:span>duration of<text:span text:style-name="T90"> execution </text:span>expressed in <text:span text:style-name="T90">number of samples processed and number of corresponding seconds, compared to measured time expressed in seconds</text:span></text:p>
          </table:table-cell>
        </table:table-row>
        <table:table-row>
          <table:table-cell table:style-name="Table12.A2" office:value-type="string">
            <text:p text:style-name="P31">Red <text:span text:style-name="T83">exclamation point</text:span></text:p>
          </table:table-cell>
          <table:table-cell table:style-name="Table12.B2" office:value-type="string">
            <text:p text:style-name="P31">Warning symbol asserting it is necessary to regenerate the temporal inference network so that the requested options can take place</text:p>
          </table:table-cell>
        </table:table-row>
      </table:table>
      <text:p text:style-name="P47"/>
      <text:p text:style-name="P52"><text:soft-page-break/>Configuration controls</text:p>
      <text:p text:style-name="P9"/>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Name</text:p>
            </table:table-cell>
            <table:table-cell table:style-name="Table11.A1" office:value-type="string">
              <text:p text:style-name="P2">Switch</text:p>
            </table:table-cell>
            <table:table-cell table:style-name="Table11.C1" office:value-type="string">
              <text:p text:style-name="P2">Description</text:p>
            </table:table-cell>
          </table:table-row>
        </table:table-header-rows>
        <table:table-row>
          <table:table-cell table:style-name="Table11.A2" office:value-type="string">
            <text:p text:style-name="P9">Network object file name <text:span text:style-name="T91">(text field)</text:span></text:p>
          </table:table-cell>
          <table:table-cell table:style-name="Table11.B2" office:value-type="string">
            <text:p text:style-name="P9">ting -o</text:p>
            <text:p text:style-name="P9">tinx</text:p>
          </table:table-cell>
          <table:table-cell table:style-name="Table11.C2" office:value-type="string">
            <text:p text:style-name="P9">Name without extension of the temporal inference network object file, the side icon opens the file chooser dialog</text:p>
          </table:table-cell>
        </table:table-row>
        <table:table-row>
          <table:table-cell table:style-name="Table11.A2" office:value-type="string">
            <text:p text:style-name="P9">Initial conditions file name <text:span text:style-name="T91">(text field)</text:span></text:p>
          </table:table-cell>
          <table:table-cell table:style-name="Table11.A2" office:value-type="string">
            <text:p text:style-name="P9">ting -I</text:p>
            <text:p text:style-name="P9">tinx -I</text:p>
          </table:table-cell>
          <table:table-cell table:style-name="Table11.C3" office:value-type="string">
            <text:p text:style-name="P9">Name without extension of the execution initial conditions file, the side icon opens the file chooser dialog (see “Load initial conditions” option)</text:p>
          </table:table-cell>
        </table:table-row>
        <table:table-row>
          <table:table-cell table:style-name="Table11.A2" office:value-type="string">
            <text:p text:style-name="P9">Log file name <text:span text:style-name="T91">(text field)</text:span></text:p>
          </table:table-cell>
          <table:table-cell table:style-name="Table11.A2" office:value-type="string">
            <text:p text:style-name="P9">tinx -L</text:p>
          </table:table-cell>
          <table:table-cell table:style-name="Table11.C4" office:value-type="string">
            <text:p text:style-name="P9">Name without extension of the inference process log file, the side icon opens the file chooser dialog (see “Log inference to file” option)</text:p>
          </table:table-cell>
        </table:table-row>
        <table:table-row>
          <table:table-cell table:style-name="Table11.A2" office:value-type="string">
            <text:p text:style-name="P9">Symbol table file name <text:span text:style-name="T91">(text field)</text:span></text:p>
          </table:table-cell>
          <table:table-cell table:style-name="Table11.A2" office:value-type="string">
            <text:p text:style-name="P9">ting -X</text:p>
            <text:p text:style-name="P9">tinx -X</text:p>
          </table:table-cell>
          <table:table-cell table:style-name="Table11.C5" office:value-type="string">
            <text:p text:style-name="P9">Name without extension of the symbol table file, the side icon opens the file chooser dialog (see “Use symbol table” option)</text:p>
          </table:table-cell>
        </table:table-row>
        <table:table-row>
          <table:table-cell table:style-name="Table11.A2" office:value-type="string">
            <text:p text:style-name="P9">Module file path <text:span text:style-name="T91">(text field)</text:span></text:p>
          </table:table-cell>
          <table:table-cell table:style-name="Table11.A2" office:value-type="string">
            <text:p text:style-name="P9">ting -P</text:p>
          </table:table-cell>
          <table:table-cell table:style-name="Table11.C6" office:value-type="string">
            <text:p text:style-name="P9">Name of the module file path, the side icon opens the file chooser dialog (see “include” construct)</text:p>
          </table:table-cell>
        </table:table-row>
        <table:table-row>
          <table:table-cell table:style-name="Table11.A2" office:value-type="string">
            <text:p text:style-name="P9">Default text editor <text:span text:style-name="T91">(text field)</text:span></text:p>
          </table:table-cell>
          <table:table-cell table:style-name="Table11.A2" office:value-type="string">
            <text:p text:style-name="P9"/>
          </table:table-cell>
          <table:table-cell table:style-name="Table11.C7" office:value-type="string">
            <text:p text:style-name="P9">Name of the executable file of the default text editor for BTL source files (see “Edit...” command)</text:p>
          </table:table-cell>
        </table:table-row>
        <table:table-row>
          <table:table-cell table:style-name="Table11.A2" office:value-type="string">
            <text:p text:style-name="P9">Default <text:span text:style-name="T136">help viewer</text:span> <text:span text:style-name="T91">(text field)</text:span></text:p>
          </table:table-cell>
          <table:table-cell table:style-name="Table11.A2" office:value-type="string">
            <text:p text:style-name="P9"/>
          </table:table-cell>
          <table:table-cell table:style-name="Table11.C8" office:value-type="string">
            <text:p text:style-name="P9">Name of the executable file of the default <text:span text:style-name="T137">PDF viewer</text:span> for <text:span text:style-name="T137">help</text:span> files (see “<text:span text:style-name="T136">Help</text:span>...” command)</text:p>
          </table:table-cell>
        </table:table-row>
        <table:table-row>
          <table:table-cell table:style-name="Table11.A2" office:value-type="string">
            <text:p text:style-name="P9">IPC prefix <text:span text:style-name="T92">(text field)</text:span></text:p>
          </table:table-cell>
          <table:table-cell table:style-name="Table11.A2" office:value-type="string">
            <text:p text:style-name="P9">tinx -e</text:p>
          </table:table-cell>
          <table:table-cell table:style-name="Table11.C9" office:value-type="string">
            <text:p text:style-name="P9">Prefix for inter process communication port names, it has to start with a “/” (see “IPC input and output” option and “input” and “output” constructs)</text:p>
          </table:table-cell>
        </table:table-row>
        <table:table-row>
          <table:table-cell table:style-name="Table11.A2" office:value-type="string">
            <text:p text:style-name="P9">I/O file path <text:span text:style-name="T92">(text field)</text:span></text:p>
          </table:table-cell>
          <table:table-cell table:style-name="Table11.A2" office:value-type="string">
            <text:p text:style-name="P9">tinx -p</text:p>
          </table:table-cell>
          <table:table-cell table:style-name="Table11.C10" office:value-type="string">
            <text:p text:style-name="P9">Path for shared file names used for input and output signals (see “File input and output” option and “input” and “output” constructs)</text:p>
          </table:table-cell>
        </table:table-row>
        <table:table-row>
          <table:table-cell table:style-name="Table11.A2" office:value-type="string">
            <text:p text:style-name="P9">False char <text:span text:style-name="T92">(text field)</text:span></text:p>
          </table:table-cell>
          <table:table-cell table:style-name="Table11.A2" office:value-type="string">
            <text:p text:style-name="P9">tinx -a</text:p>
          </table:table-cell>
          <table:table-cell table:style-name="Table11.C11" office:value-type="string">
            <text:p text:style-name="P9">Symbol used to represent the false in binary mode, it has to be the first character of the command line argument</text:p>
          </table:table-cell>
        </table:table-row>
        <table:table-row>
          <table:table-cell table:style-name="Table11.A2" office:value-type="string">
            <text:p text:style-name="P9">True char <text:span text:style-name="T92">(text field)</text:span></text:p>
          </table:table-cell>
          <table:table-cell table:style-name="Table11.A2" office:value-type="string">
            <text:p text:style-name="P9">tinx -a</text:p>
          </table:table-cell>
          <table:table-cell table:style-name="Table11.C12" office:value-type="string">
            <text:p text:style-name="P9">Symbol used to represent the true in binary mode, it has to be the second character of the command line argument if present</text:p>
          </table:table-cell>
        </table:table-row>
        <table:table-row>
          <table:table-cell table:style-name="Table11.A2" office:value-type="string">
            <text:p text:style-name="P9">Unknown char <text:span text:style-name="T92">(text field)</text:span></text:p>
          </table:table-cell>
          <table:table-cell table:style-name="Table11.A2" office:value-type="string">
            <text:p text:style-name="P9">tinx -a</text:p>
          </table:table-cell>
          <table:table-cell table:style-name="Table11.C13" office:value-type="string">
            <text:p text:style-name="P9">Symbol used to represent the unknown in binary mode, it has to be the third character of the command line argument if present</text:p>
          </table:table-cell>
        </table:table-row>
        <table:table-row>
          <table:table-cell table:style-name="Table11.A2" office:value-type="string">
            <text:p text:style-name="P9">End char <text:span text:style-name="T92">(text field)</text:span></text:p>
          </table:table-cell>
          <table:table-cell table:style-name="Table11.A2" office:value-type="string">
            <text:p text:style-name="P9">tinx -a</text:p>
          </table:table-cell>
          <table:table-cell table:style-name="Table11.C14" office:value-type="string">
            <text:p text:style-name="P21"><text:span text:style-name="T93">Symbol used to represent the end of input or output signals in binary mode, it has to be the </text:span><text:span text:style-name="T84">fourth </text:span><text:span text:style-name="T93">character of the command line argument if present</text:span></text:p>
            <text:p text:style-name="P21"/>
            <text:p text:style-name="P21"/>
            <text:p text:style-name="P21"/>
          </table:table-cell>
        </table:table-row>
        <text:soft-page-break/>
        <table:table-row>
          <table:table-cell table:style-name="Table11.A2" office:value-type="string">
            <text:p text:style-name="P9">External inputs <text:span text:style-name="T94">(check box)</text:span></text:p>
          </table:table-cell>
          <table:table-cell table:style-name="Table11.A2" office:value-type="string">
            <text:p text:style-name="P9"/>
          </table:table-cell>
          <table:table-cell table:style-name="Table11.C15" office:value-type="string">
            <text:p text:style-name="P15">The inference engine gathers his input signals from external programs or files and no random input signal is generated or displayed by the graphical shell, disabling this option may overwrite predetermined external files</text:p>
          </table:table-cell>
        </table:table-row>
        <table:table-row>
          <table:table-cell table:style-name="Table11.A2" office:value-type="string">
            <text:p text:style-name="P9">External outputs <text:span text:style-name="T94">(check box)</text:span></text:p>
          </table:table-cell>
          <table:table-cell table:style-name="Table11.A2" office:value-type="string">
            <text:p text:style-name="P9"/>
          </table:table-cell>
          <table:table-cell table:style-name="Table11.C16" office:value-type="string">
            <text:p text:style-name="P9"><text:span text:style-name="T94">The inference engine provides his output signals to external programs or files </text:span><text:span text:style-name="T97">and </text:span><text:span text:style-name="T98">no output signal is displayed by the graphical shell</text:span></text:p>
          </table:table-cell>
        </table:table-row>
        <table:table-row>
          <table:table-cell table:style-name="Table11.A2" office:value-type="string">
            <text:p text:style-name="P9">System V IPC <text:span text:style-name="T94">(check box)</text:span></text:p>
          </table:table-cell>
          <table:table-cell table:style-name="Table11.A2" office:value-type="string">
            <text:p text:style-name="P9">tinx -V</text:p>
          </table:table-cell>
          <table:table-cell table:style-name="Table11.C17" office:value-type="string">
            <text:p text:style-name="P9">Inter process communication follows <text:span text:style-name="T117">the </text:span>System V protocol instead of <text:span text:style-name="T117">the </text:span>POSIX protocol, <text:span text:style-name="T119">the </text:span>uniqueness of the port identifiers is no more granted</text:p>
          </table:table-cell>
        </table:table-row>
        <table:table-row>
          <table:table-cell table:style-name="Table11.A2" office:value-type="string">
            <text:p text:style-name="P9">Ignore IPC errors <text:span text:style-name="T94">(check box)</text:span></text:p>
          </table:table-cell>
          <table:table-cell table:style-name="Table11.A2" office:value-type="string">
            <text:p text:style-name="P9">tinx -y</text:p>
          </table:table-cell>
          <table:table-cell table:style-name="Table11.C18" office:value-type="string">
            <text:p text:style-name="P9">Inter process communication errors are ignored instead of causing the end of input or output signals</text:p>
          </table:table-cell>
        </table:table-row>
        <table:table-row>
          <table:table-cell table:style-name="Table11.A2" office:value-type="string">
            <text:p text:style-name="P9">Display internal signals <text:span text:style-name="T94">(check box)</text:span></text:p>
          </table:table-cell>
          <table:table-cell table:style-name="Table11.A2" office:value-type="string">
            <text:p text:style-name="P9">ting -B</text:p>
          </table:table-cell>
          <table:table-cell table:style-name="Table11.C19" office:value-type="string">
            <text:p text:style-name="P9">Also <text:span text:style-name="T121">the </text:span>internal signals used in the decomposition of the temporal operators are displayed in the history frame as outputs with default options</text:p>
          </table:table-cell>
        </table:table-row>
        <table:table-row>
          <table:table-cell table:style-name="Table11.A2" office:value-type="string">
            <text:p text:style-name="P9">Display unknowns as dots <text:span text:style-name="T94">(check box)</text:span></text:p>
          </table:table-cell>
          <table:table-cell table:style-name="Table11.A2" office:value-type="string">
            <text:p text:style-name="P9"/>
          </table:table-cell>
          <table:table-cell table:style-name="Table11.C20" office:value-type="string">
            <text:p text:style-name="P9">Unknown logical values are displayed as dots in the history frame</text:p>
          </table:table-cell>
        </table:table-row>
        <table:table-row>
          <table:table-cell table:style-name="Table11.A2" office:value-type="string">
            <text:p text:style-name="P9">Number of processes <text:span text:style-name="T95">(numeric field)</text:span></text:p>
          </table:table-cell>
          <table:table-cell table:style-name="Table11.A2" office:value-type="string">
            <text:p text:style-name="P9">tinx_mt -n</text:p>
          </table:table-cell>
          <table:table-cell table:style-name="Table11.C21" office:value-type="string">
            <text:p text:style-name="P9">If equal to one the single core version of the inference engine is used, if more than one such a number of cores are allocated to the inference process by the multiple core version plus one core for input and output</text:p>
          </table:table-cell>
        </table:table-row>
        <table:table-row>
          <table:table-cell table:style-name="Table11.A2" office:value-type="string">
            <text:p text:style-name="P9">Memory size logarithm <text:span text:style-name="T95">(numeric field)</text:span></text:p>
          </table:table-cell>
          <table:table-cell table:style-name="Table11.A2" office:value-type="string">
            <text:p text:style-name="P9">tinx -r</text:p>
          </table:table-cell>
          <table:table-cell table:style-name="Table11.C22" office:value-type="string">
            <text:p text:style-name="P9">Two raised to this number is proportional to the memory allocated for the inference process, it should be more than <text:span text:style-name="T150">four times </text:span>the maximum time present in the arguments of temporal interval operators (see “@” and “?” constructs)</text:p>
          </table:table-cell>
        </table:table-row>
        <table:table-row>
          <table:table-cell table:style-name="Table11.A2" office:value-type="string">
            <text:p text:style-name="P9">History window columns<text:span text:style-name="T96"> (numeric field)</text:span></text:p>
          </table:table-cell>
          <table:table-cell table:style-name="Table11.A2" office:value-type="string">
            <text:p text:style-name="P9"/>
          </table:table-cell>
          <table:table-cell table:style-name="Table11.C23" office:value-type="string">
            <text:p text:style-name="P9">Number of samples displayed in the history frame</text:p>
          </table:table-cell>
        </table:table-row>
        <table:table-row>
          <table:table-cell table:style-name="Table11.A2" office:value-type="string">
            <text:p text:style-name="P9">History window max rows<text:span text:style-name="T96"> (numeric field)</text:span></text:p>
          </table:table-cell>
          <table:table-cell table:style-name="Table11.A2" office:value-type="string">
            <text:p text:style-name="P9"/>
          </table:table-cell>
          <table:table-cell table:style-name="Table11.C24" office:value-type="string">
            <text:p text:style-name="P9">Maximum number of signals displayed in the history frame</text:p>
          </table:table-cell>
        </table:table-row>
        <table:table-row>
          <table:table-cell table:style-name="Table11.A2" office:value-type="string">
            <text:p text:style-name="P9">Optimize joints in intervals<text:span text:style-name="T100"> (check box)</text:span></text:p>
          </table:table-cell>
          <table:table-cell table:style-name="Table11.A2" office:value-type="string">
            <text:p text:style-name="P9">ting -w</text:p>
          </table:table-cell>
          <table:table-cell table:style-name="Table11.C25" office:value-type="string">
            <text:p text:style-name="P9">The number of joints of the temporal inference network produced by the interval operators is optimized (see “@” and “?” constructs)</text:p>
          </table:table-cell>
        </table:table-row>
        <table:table-row>
          <table:table-cell table:style-name="Table11.A2" office:value-type="string">
            <text:p text:style-name="P9">Optimize joints in recursi<text:span text:style-name="T149">ons</text:span> <text:span text:style-name="T101">(check box)</text:span></text:p>
          </table:table-cell>
          <table:table-cell table:style-name="Table11.A2" office:value-type="string">
            <text:p text:style-name="P9">ting -W</text:p>
          </table:table-cell>
          <table:table-cell table:style-name="Table11.C26" office:value-type="string">
            <text:p text:style-name="P9">The number of joints of the temporal inference network produced by the recursive operators is optimized, this may cause problems with some initial conditions (see “since” and “until” constructs)</text:p>
          </table:table-cell>
        </table:table-row>
        <table:table-row>
          <table:table-cell table:style-name="Table11.A2" office:value-type="string">
            <text:p text:style-name="P9">Optimize delays<text:span text:style-name="T100"> (check box)</text:span></text:p>
          </table:table-cell>
          <table:table-cell table:style-name="Table11.A2" office:value-type="string">
            <text:p text:style-name="P9">ting -u</text:p>
          </table:table-cell>
          <table:table-cell table:style-name="Table11.C28" office:value-type="string">
            <text:p text:style-name="P22">The number of delays of the temporal inference network is optimized, this may cause problems with the selected memory size</text:p>
            <text:p text:style-name="P22"/>
          </table:table-cell>
        </table:table-row>
        <text:soft-page-break/>
        <table:table-row>
          <table:table-cell table:style-name="Table11.A2" office:value-type="string">
            <text:p text:style-name="P39">Generate constant outputs (check box)</text:p>
          </table:table-cell>
          <table:table-cell table:style-name="Table11.A2" office:value-type="string">
            <text:p text:style-name="P39">ting -k</text:p>
          </table:table-cell>
          <table:table-cell table:style-name="Table11.C28" office:value-type="string">
            <text:p text:style-name="P39">Constant output signals are generated anyway and not removed by the optimizer</text:p>
          </table:table-cell>
        </table:table-row>
        <table:table-row>
          <table:table-cell table:style-name="Table11.A2" office:value-type="string">
            <text:p text:style-name="P9">Hard real time<text:span text:style-name="T100"> (check box)</text:span></text:p>
          </table:table-cell>
          <table:table-cell table:style-name="Table11.A2" office:value-type="string">
            <text:p text:style-name="P9">tinx -s</text:p>
          </table:table-cell>
          <table:table-cell table:style-name="Table11.C29" office:value-type="string">
            <text:p text:style-name="P9">A fair scheduling is requested to the operating system, <text:span text:style-name="T17">this option is available at root access only</text:span></text:p>
          </table:table-cell>
        </table:table-row>
        <table:table-row>
          <table:table-cell table:style-name="Table11.A2" office:value-type="string">
            <text:p text:style-name="P9">Wait running<text:span text:style-name="T100"> (check box)</text:span></text:p>
          </table:table-cell>
          <table:table-cell table:style-name="Table11.A2" office:value-type="string">
            <text:p text:style-name="P9">tinx -S</text:p>
          </table:table-cell>
          <table:table-cell table:style-name="Table11.C30" office:value-type="string">
            <text:p text:style-name="P9">The inference engine busy waits, this will increase the system overhead but decrease the inference process latency</text:p>
          </table:table-cell>
        </table:table-row>
        <table:table-row>
          <table:table-cell table:style-name="Table11.A2" office:value-type="string">
            <text:p text:style-name="P9">Save configuration (button)</text:p>
          </table:table-cell>
          <table:table-cell table:style-name="Table11.A2" office:value-type="string">
            <text:p text:style-name="P9"/>
          </table:table-cell>
          <table:table-cell table:style-name="Table11.C31" office:value-type="string">
            <text:p text:style-name="P9">Saves the graphical shell configuration in <text:span text:style-name="T130">the </text:span>current directory</text:p>
          </table:table-cell>
        </table:table-row>
        <table:table-row>
          <table:table-cell table:style-name="Table11.A2" office:value-type="string">
            <text:p text:style-name="P9">Probabilities... (button)</text:p>
          </table:table-cell>
          <table:table-cell table:style-name="Table11.A2" office:value-type="string">
            <text:p text:style-name="P9"/>
          </table:table-cell>
          <table:table-cell table:style-name="Table11.C32" office:value-type="string">
            <text:p text:style-name="P9">Opens a window containing the truth probabilities of binary symbols in each single randomly generated input signal, so different values can be chosen (see “Input truth probability” slider to be set to one for this option)</text:p>
          </table:table-cell>
        </table:table-row>
        <table:table-row>
          <table:table-cell table:style-name="Table11.A2" office:value-type="string">
            <text:p text:style-name="P9">Clear configuration<text:span text:style-name="T102"> (button)</text:span></text:p>
          </table:table-cell>
          <table:table-cell table:style-name="Table11.A2" office:value-type="string">
            <text:p text:style-name="P9"/>
          </table:table-cell>
          <table:table-cell table:style-name="Table11.C33" office:value-type="string">
            <text:p text:style-name="P9">Deletes the graphical shell configuration from <text:span text:style-name="T130">the </text:span>current directory</text:p>
          </table:table-cell>
        </table:table-row>
        <table:table-row>
          <table:table-cell table:style-name="Table11.A2" office:value-type="string">
            <text:p text:style-name="P9">Clear (button)</text:p>
          </table:table-cell>
          <table:table-cell table:style-name="Table11.A2" office:value-type="string">
            <text:p text:style-name="P9"/>
          </table:table-cell>
          <table:table-cell table:style-name="Table11.C34" office:value-type="string">
            <text:p text:style-name="P9">Resets <text:span text:style-name="T114">to one </text:span>truth probabilities of binary symbols in all randomly generated input</text:p>
          </table:table-cell>
        </table:table-row>
        <table:table-row>
          <table:table-cell table:style-name="Table11.A2" office:value-type="string">
            <text:p text:style-name="P9"/>
          </table:table-cell>
          <table:table-cell table:style-name="Table11.A2" office:value-type="string">
            <text:p text:style-name="P9">tinx_mt -D</text:p>
          </table:table-cell>
          <table:table-cell table:style-name="Table11.C35" office:value-type="string">
            <text:p text:style-name="P9">Displays debug information of the multiple core version <text:span text:style-name="T103">only</text:span></text:p>
          </table:table-cell>
        </table:table-row>
        <table:table-row>
          <table:table-cell table:style-name="Table11.A2" office:value-type="string">
            <text:p text:style-name="P9"/>
          </table:table-cell>
          <table:table-cell table:style-name="Table11.A2" office:value-type="string">
            <text:p text:style-name="P17">tinx -g</text:p>
          </table:table-cell>
          <table:table-cell table:style-name="Table11.C36" office:value-type="string">
            <text:p text:style-name="P17">Sets the origin of the temporal reference system, equal to <text:span text:style-name="T129">the </text:span>current time if omitted</text:p>
          </table:table-cell>
        </table:table-row>
      </table:table>
      <text:p text:style-name="P38"/>
      <text:p text:style-name="P54"><text:span text:style-name="T110">Inference engine t</text:span><text:span text:style-name="T108">race and log</text:span><text:span text:style-name="T105"> </text:span><text:span text:style-name="T107">format</text:span></text:p>
      <text:p text:style-name="P48"/>
      <table:table table:name="Table14" table:style-name="Table14">
        <table:table-column table:style-name="Table14.A"/>
        <table:table-column table:style-name="Table14.B"/>
        <table:table-header-rows>
          <table:table-row>
            <table:table-cell table:style-name="Table14.A1" office:value-type="string">
              <text:p text:style-name="P5">Record</text:p>
            </table:table-cell>
            <table:table-cell table:style-name="Table14.B1" office:value-type="string">
              <text:p text:style-name="P3">Description</text:p>
            </table:table-cell>
          </table:table-row>
        </table:table-header-rows>
        <table:table-row>
          <table:table-cell table:style-name="Table14.A2" office:value-type="string">
            <text:p text:style-name="P48"><text:span text:style-name="T118">(</text:span><text:span text:style-name="T19">V</text:span><text:span text:style-name="T118">, </text:span><text:span text:style-name="T19">W</text:span><text:span text:style-name="T118">) # </text:span><text:span text:style-name="T19">K</text:span><text:span text:style-name="T118"> @ </text:span><text:span text:style-name="T19">I</text:span></text:p>
            <text:p text:style-name="P48"><text:span text:style-name="T118">(</text:span><text:span text:style-name="T19">V</text:span><text:span text:style-name="T118">, </text:span><text:span text:style-name="T19">W</text:span><text:span text:style-name="T118">) # </text:span><text:span text:style-name="T19">K</text:span><text:span text:style-name="T118"> @ </text:span><text:span text:style-name="T19">I</text:span><text:span text:style-name="T118">: </text:span><text:span text:style-name="T19">P</text:span><text:span text:style-name="T3"> --</text:span><text:span text:style-name="T4">&gt; </text:span><text:span text:style-name="T20">Q</text:span></text:p>
          </table:table-cell>
          <table:table-cell table:style-name="Table14.B2" office:value-type="string">
            <text:p text:style-name="P40"><text:span text:style-name="T145">In the log file, t</text:span>he <text:span text:style-name="T126">vertex</text:span> <text:span text:style-name="T17">W</text:span> representing the clause <text:span text:style-name="T17">Q</text:span><text:span text:style-name="T1"> at </text:span><text:span text:style-name="T9">absolute </text:span><text:span text:style-name="T1">time </text:span><text:span text:style-name="T17">I</text:span> <text:span text:style-name="T128">is deduced from </text:span>the <text:span text:style-name="T126">vertex</text:span> <text:span text:style-name="T17">V</text:span> representing the clause <text:span text:style-name="T17">P</text:span><text:span text:style-name="T1"> </text:span><text:span text:style-name="T10">at some time </text:span><text:span text:style-name="T128">by the inference path number </text:span><text:span text:style-name="T22">K</text:span><text:span text:style-name="T6"> </text:span><text:span text:style-name="T8">(the exact theory is more complex </text:span><text:span text:style-name="T14">and represent clauses as couples of vertexes</text:span><text:span text:style-name="T8">)</text:span></text:p>
          </table:table-cell>
        </table:table-row>
        <table:table-row>
          <table:table-cell table:style-name="Table14.A2" office:value-type="string">
            <text:p text:style-name="P48"><text:span text:style-name="T118">&gt; </text:span><text:span text:style-name="T19">T</text:span><text:span text:style-name="T118">: (</text:span><text:span text:style-name="T19">V</text:span><text:span text:style-name="T118">, </text:span><text:span text:style-name="T19">W</text:span><text:span text:style-name="T118">) # </text:span><text:span text:style-name="T19">K</text:span><text:span text:style-name="T118"> @ </text:span><text:span text:style-name="T19">I</text:span></text:p>
            <text:p text:style-name="P48"><text:span text:style-name="T118">&gt; </text:span><text:span text:style-name="T19">T</text:span><text:span text:style-name="T118">: (</text:span><text:span text:style-name="T19">V</text:span><text:span text:style-name="T118">, </text:span><text:span text:style-name="T19">W</text:span><text:span text:style-name="T118">) # </text:span><text:span text:style-name="T19">K</text:span><text:span text:style-name="T118"> @ </text:span><text:span text:style-name="T19">I</text:span><text:span text:style-name="T118">: </text:span><text:span text:style-name="T19">P</text:span><text:span text:style-name="T3"> --</text:span><text:span text:style-name="T4">&gt; </text:span><text:span text:style-name="T20">Q</text:span></text:p>
            <text:p text:style-name="P48"><text:span text:style-name="T118">#</text:span><text:span text:style-name="T19">N</text:span><text:span text:style-name="T118"> &gt; </text:span><text:span text:style-name="T19">T</text:span><text:span text:style-name="T118">: (</text:span><text:span text:style-name="T19">V</text:span><text:span text:style-name="T118">, </text:span><text:span text:style-name="T19">W</text:span><text:span text:style-name="T118">) # </text:span><text:span text:style-name="T19">K</text:span><text:span text:style-name="T118"> @ </text:span><text:span text:style-name="T19">I</text:span></text:p>
            <text:p text:style-name="P48"><text:span text:style-name="T118">#</text:span><text:span text:style-name="T19">N</text:span><text:span text:style-name="T118"> &gt; </text:span><text:span text:style-name="T19">T</text:span><text:span text:style-name="T118">: (</text:span><text:span text:style-name="T19">V</text:span><text:span text:style-name="T118">, </text:span><text:span text:style-name="T19">W</text:span><text:span text:style-name="T118">) # </text:span><text:span text:style-name="T19">K</text:span><text:span text:style-name="T118"> @ </text:span><text:span text:style-name="T19">I</text:span><text:span text:style-name="T118">:</text:span><text:span text:style-name="T19"> P</text:span><text:span text:style-name="T3"> --</text:span><text:span text:style-name="T4">&gt; </text:span><text:span text:style-name="T20">Q</text:span></text:p>
          </table:table-cell>
          <table:table-cell table:style-name="Table14.B2" office:value-type="string">
            <text:p text:style-name="P40"><text:span text:style-name="T145">In the execution trace, a</text:span>t external <text:span text:style-name="T123">absolute </text:span>time <text:span text:style-name="T17">T</text:span><text:span text:style-name="T1"> </text:span><text:span text:style-name="T15">previous deduction is performed</text:span><text:span text:style-name="T5"> </text:span><text:span text:style-name="T15">by</text:span><text:span text:style-name="T6"> the core number </text:span><text:span text:style-name="T23">N</text:span><text:span text:style-name="T6"> </text:span><text:span text:style-name="T16">for</text:span><text:span text:style-name="T6"> the multiple core version</text:span></text:p>
          </table:table-cell>
        </table:table-row>
        <table:table-row>
          <table:table-cell table:style-name="Table14.A2" office:value-type="string">
            <text:p text:style-name="P48">*</text:p>
            <text:p text:style-name="P51">#<text:span text:style-name="T17">N</text:span> *</text:p>
          </table:table-cell>
          <table:table-cell table:style-name="Table14.B2" office:value-type="string">
            <text:p text:style-name="P41"><text:span text:style-name="T145">In the execution trace, n</text:span>o further inference is possible until new inputs <text:span text:style-name="T146">and this is noted by</text:span> the core number <text:span text:style-name="T21">N</text:span><text:span text:style-name="T7"> </text:span><text:span text:style-name="T16">for</text:span><text:span text:style-name="T6"> the multiple core version</text:span></text:p>
          </table:table-cell>
        </table:table-row>
        <table:table-row>
          <table:table-cell table:style-name="Table14.A2" office:value-type="string">
            <text:p text:style-name="P27">|</text:p>
            <text:p text:style-name="P27">#<text:span text:style-name="T17">N</text:span> |</text:p>
          </table:table-cell>
          <table:table-cell table:style-name="Table14.B2" office:value-type="string">
            <text:p text:style-name="P41"><text:span text:style-name="T145">In the execution trace, n</text:span>o further inference will be done until <text:span text:style-name="T127">external </text:span>time advances <text:span text:style-name="T146">and this is noted by</text:span> the core number <text:span text:style-name="T21">N</text:span><text:span text:style-name="T7"> </text:span><text:span text:style-name="T16">for</text:span><text:span text:style-name="T6"> the multiple core version</text:span></text:p>
          </table:table-cell>
        </table:table-row>
      </table:table>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0T19:15:20.274539029</meta:creation-date>
    <meta:generator>LibreOffice/6.3.2.2$Linux_X86_64 LibreOffice_project/30$Build-2</meta:generator>
    <dc:date>2019-11-12T15:37:45.426104031</dc:date>
    <meta:editing-duration>P1DT20H45M22S</meta:editing-duration>
    <meta:editing-cycles>386</meta:editing-cycles>
    <meta:document-statistic meta:table-count="15" meta:image-count="0" meta:object-count="0" meta:page-count="10" meta:paragraph-count="433" meta:word-count="3472" meta:character-count="19540" meta:non-whitespace-character-count="16373"/>
  </office:meta>
</office:document-meta>
</file>